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>
      <style:table-cell-properties fo:background-color="#77bc65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4"/>
    <style:style style:name="ce5" style:family="table-cell" style:parent-style-name="Default" style:data-style-name="N4">
      <style:table-cell-properties fo:background-color="#5983b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3838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ce2"/>
        <table:table-column table:style-name="co1" table:default-cell-style-name="Default"/>
        <table:table-column table:style-name="co1" table:number-columns-repeated="3" table:default-cell-style-name="ce4"/>
        <table:table-column table:style-name="co1" table:default-cell-style-name="ce12"/>
        <table:table-column table:style-name="co1" table:default-cell-style-name="ce5"/>
        <table:table-column table:style-name="co2" table:default-cell-style-name="Default"/>
        <table:table-column table:style-name="co3" table:default-cell-style-name="ce14"/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1"/>
          <table:table-cell table:style-name="Default" table:number-columns-repeated="6"/>
          <table:table-cell/>
          <table:table-cell table:style-name="ce1"/>
          <table:table-cell table:style-name="ce1" office:value-type="string" calcext:value-type="string">
            <text:p>Distances</text:p>
          </table:table-cell>
          <table:table-cell table:style-name="ce1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Iteracion 1</text:p>
          </table:table-cell>
          <table:table-cell table:style-name="ce1" office:value-type="string" calcext:value-type="string">
            <text:p>var1</text:p>
          </table:table-cell>
          <table:table-cell table:style-name="ce1" office:value-type="string" calcext:value-type="string">
            <text:p>var2</text:p>
          </table:table-cell>
          <table:table-cell table:style-name="ce1" office:value-type="string" calcext:value-type="string">
            <text:p>var3</text:p>
          </table:table-cell>
          <table:table-cell table:style-name="ce1" office:value-type="string" calcext:value-type="string">
            <text:p>var4</text:p>
          </table:table-cell>
          <table:table-cell table:style-name="ce1" office:value-type="string" calcext:value-type="string">
            <text:p>var5</text:p>
          </table:table-cell>
          <table:table-cell/>
          <table:table-cell table:style-name="ce1" office:value-type="string" calcext:value-type="string">
            <text:p>Cluster1</text:p>
          </table:table-cell>
          <table:table-cell table:style-name="ce1" office:value-type="string" calcext:value-type="string">
            <text:p>Cluster2</text:p>
          </table:table-cell>
          <table:table-cell table:style-name="ce1" office:value-type="string" calcext:value-type="string">
            <text:p>Cluster3</text:p>
          </table:table-cell>
          <table:table-cell table:style-name="Default"/>
          <table:table-cell table:style-name="ce1" office:value-type="string" calcext:value-type="string">
            <text:p>Minimo</text:p>
          </table:table-cell>
          <table:table-cell table:style-name="ce1"/>
          <table:table-cell table:style-name="Default" office:value-type="string" calcext:value-type="string">
            <text:p>Cluster Asignado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([.C6]-[.$C$23])^2+([.D6]-[.$D$23])^2+([.E6]-[.$E$23])^2+([.F6]-[.$F$23])^2+([.G6]-[.$G$23])^2)" office:value-type="float" office:value="7.14142842854285" calcext:value-type="float">
            <text:p>7.14</text:p>
          </table:table-cell>
          <table:table-cell table:formula="of:=SQRT(([.C6]-[.$C$24])^2+([.D6]-[.$D$24])^2+([.E6]-[.$E$24])^2+([.F6]-[.$F$24])^2+([.G6]-[.$G$24])^2)" office:value-type="float" office:value="9" calcext:value-type="float">
            <text:p>9.00</text:p>
          </table:table-cell>
          <table:table-cell table:formula="of:=SQRT(([.C6]-[.$C$25])^2+([.D6]-[.$D$25])^2+([.E6]-[.$E$25])^2+([.F6]-[.$F$25])^2+([.G6]-[.$G$25])^2)" office:value-type="float" office:value="5.19615242270663" calcext:value-type="float">
            <text:p>5.20</text:p>
          </table:table-cell>
          <table:table-cell/>
          <table:table-cell table:formula="of:=MIN([.I6:.K6])" office:value-type="float" office:value="5.19615242270663" calcext:value-type="float">
            <text:p>5.20</text:p>
          </table:table-cell>
          <table:table-cell table:formula="of:=CELL(&quot;address&quot;;INDEX([.I6:.K6];MATCH(MIN([.I6:.K6]);[.I6:.K6];0)))" office:value-type="string" office:string-value="$K$6" calcext:value-type="string">
            <text:p>$K$6</text:p>
          </table:table-cell>
          <table:table-cell table:formula="of:=IF(LEFT(TRIM([.N6]);2)=&quot;$K&quot;;&quot;3&quot;;IF(LEFT(TRIM([.N6]);2)=&quot;$J&quot;;&quot;2&quot;;&quot;1&quot;))" office:value-type="string" office:string-value="3" calcext:value-type="string">
            <text:p>3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([.C7]-[.$C$23])^2+([.D7]-[.$D$23])^2+([.E7]-[.$E$23])^2+([.F7]-[.$F$23])^2+([.G7]-[.$G$23])^2)" office:value-type="float" office:value="7.07106781186548" calcext:value-type="float">
            <text:p>7.07</text:p>
          </table:table-cell>
          <table:table-cell table:formula="of:=SQRT(([.C7]-[.$C$24])^2+([.D7]-[.$D$24])^2+([.E7]-[.$E$24])^2+([.F7]-[.$F$24])^2+([.G7]-[.$G$24])^2)" office:value-type="float" office:value="8.48528137423857" calcext:value-type="float">
            <text:p>8.49</text:p>
          </table:table-cell>
          <table:table-cell table:formula="of:=SQRT(([.C7]-[.$C$25])^2+([.D7]-[.$D$25])^2+([.E7]-[.$E$25])^2+([.F7]-[.$F$25])^2+([.G7]-[.$G$25])^2)" office:value-type="float" office:value="4.89897948556636" calcext:value-type="float">
            <text:p>4.90</text:p>
          </table:table-cell>
          <table:table-cell/>
          <table:table-cell table:formula="of:=MIN([.I7:.K7])" office:value-type="float" office:value="4.89897948556636" calcext:value-type="float">
            <text:p>4.90</text:p>
          </table:table-cell>
          <table:table-cell table:formula="of:=CELL(&quot;address&quot;;INDEX([.I7:.K7];MATCH(MIN([.I7:.K7]);[.I7:.K7];0)))" office:value-type="string" office:string-value="$K$7" calcext:value-type="string">
            <text:p>$K$7</text:p>
          </table:table-cell>
          <table:table-cell table:formula="of:=IF(LEFT(TRIM([.N7]);2)=&quot;$K&quot;;&quot;3&quot;;IF(LEFT(TRIM([.N7]);2)=&quot;$J&quot;;&quot;2&quot;;&quot;1&quot;))" office:value-type="string" office:string-value="3" calcext:value-type="string">
            <text:p>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SQRT(([.C8]-[.$C$23])^2+([.D8]-[.$D$23])^2+([.E8]-[.$E$23])^2+([.F8]-[.$F$23])^2+([.G8]-[.$G$23])^2)" office:value-type="float" office:value="3.16227766016838" calcext:value-type="float">
            <text:p>3.16</text:p>
          </table:table-cell>
          <table:table-cell table:formula="of:=SQRT(([.C8]-[.$C$24])^2+([.D8]-[.$D$24])^2+([.E8]-[.$E$24])^2+([.F8]-[.$F$24])^2+([.G8]-[.$G$24])^2)" office:value-type="float" office:value="9.38083151964686" calcext:value-type="float">
            <text:p>9.38</text:p>
          </table:table-cell>
          <table:table-cell table:formula="of:=SQRT(([.C8]-[.$C$25])^2+([.D8]-[.$D$25])^2+([.E8]-[.$E$25])^2+([.F8]-[.$F$25])^2+([.G8]-[.$G$25])^2)" office:value-type="float" office:value="9.48683298050514" calcext:value-type="float">
            <text:p>9.49</text:p>
          </table:table-cell>
          <table:table-cell/>
          <table:table-cell table:formula="of:=MIN([.I8:.K8])" office:value-type="float" office:value="3.16227766016838" calcext:value-type="float">
            <text:p>3.16</text:p>
          </table:table-cell>
          <table:table-cell table:formula="of:=CELL(&quot;address&quot;;INDEX([.I8:.K8];MATCH(MIN([.I8:.K8]);[.I8:.K8];0)))" office:value-type="string" office:string-value="$I$8" calcext:value-type="string">
            <text:p>$I$8</text:p>
          </table:table-cell>
          <table:table-cell table:formula="of:=IF(LEFT(TRIM([.N8]);2)=&quot;$K&quot;;&quot;3&quot;;IF(LEFT(TRIM([.N8]);2)=&quot;$J&quot;;&quot;2&quot;;&quot;1&quot;)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SQRT(([.C9]-[.$C$23])^2+([.D9]-[.$D$23])^2+([.E9]-[.$E$23])^2+([.F9]-[.$F$23])^2+([.G9]-[.$G$23])^2)" office:value-type="float" office:value="0" calcext:value-type="float">
            <text:p>0.00</text:p>
          </table:table-cell>
          <table:table-cell table:formula="of:=SQRT(([.C9]-[.$C$24])^2+([.D9]-[.$D$24])^2+([.E9]-[.$E$24])^2+([.F9]-[.$F$24])^2+([.G9]-[.$G$24])^2)" office:value-type="float" office:value="6.32455532033676" calcext:value-type="float">
            <text:p>6.32</text:p>
          </table:table-cell>
          <table:table-cell table:formula="of:=SQRT(([.C9]-[.$C$25])^2+([.D9]-[.$D$25])^2+([.E9]-[.$E$25])^2+([.F9]-[.$F$25])^2+([.G9]-[.$G$25])^2)" office:value-type="float" office:value="6.92820323027551" calcext:value-type="float">
            <text:p>6.93</text:p>
          </table:table-cell>
          <table:table-cell/>
          <table:table-cell table:formula="of:=MIN([.I9:.K9])" office:value-type="float" office:value="0" calcext:value-type="float">
            <text:p>0.00</text:p>
          </table:table-cell>
          <table:table-cell table:formula="of:=CELL(&quot;address&quot;;INDEX([.I9:.K9];MATCH(MIN([.I9:.K9]);[.I9:.K9];0)))" office:value-type="string" office:string-value="$I$9" calcext:value-type="string">
            <text:p>$I$9</text:p>
          </table:table-cell>
          <table:table-cell table:formula="of:=IF(LEFT(TRIM([.N9]);2)=&quot;$K&quot;;&quot;3&quot;;IF(LEFT(TRIM([.N9]);2)=&quot;$J&quot;;&quot;2&quot;;&quot;1&quot;)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([.C10]-[.$C$23])^2+([.D10]-[.$D$23])^2+([.E10]-[.$E$23])^2+([.F10]-[.$F$23])^2+([.G10]-[.$G$23])^2)" office:value-type="float" office:value="9.2736184954957" calcext:value-type="float">
            <text:p>9.27</text:p>
          </table:table-cell>
          <table:table-cell table:formula="of:=SQRT(([.C10]-[.$C$24])^2+([.D10]-[.$D$24])^2+([.E10]-[.$E$24])^2+([.F10]-[.$F$24])^2+([.G10]-[.$G$24])^2)" office:value-type="float" office:value="4.24264068711929" calcext:value-type="float">
            <text:p>4.24</text:p>
          </table:table-cell>
          <table:table-cell table:formula="of:=SQRT(([.C10]-[.$C$25])^2+([.D10]-[.$D$25])^2+([.E10]-[.$E$25])^2+([.F10]-[.$F$25])^2+([.G10]-[.$G$25])^2)" office:value-type="float" office:value="4.89897948556636" calcext:value-type="float">
            <text:p>4.90</text:p>
          </table:table-cell>
          <table:table-cell/>
          <table:table-cell table:formula="of:=MIN([.I10:.K10])" office:value-type="float" office:value="4.24264068711929" calcext:value-type="float">
            <text:p>4.24</text:p>
          </table:table-cell>
          <table:table-cell table:formula="of:=CELL(&quot;address&quot;;INDEX([.I10:.K10];MATCH(MIN([.I10:.K10]);[.I10:.K10];0)))" office:value-type="string" office:string-value="$J$10" calcext:value-type="string">
            <text:p>$J$10</text:p>
          </table:table-cell>
          <table:table-cell table:formula="of:=IF(LEFT(TRIM([.N10]);2)=&quot;$K&quot;;&quot;3&quot;;IF(LEFT(TRIM([.N10]);2)=&quot;$J&quot;;&quot;2&quot;;&quot;1&quot;))" office:value-type="string" office:string-value="2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SQRT(([.C11]-[.$C$23])^2+([.D11]-[.$D$23])^2+([.E11]-[.$E$23])^2+([.F11]-[.$F$23])^2+([.G11]-[.$G$23])^2)" office:value-type="float" office:value="6.85565460040104" calcext:value-type="float">
            <text:p>6.86</text:p>
          </table:table-cell>
          <table:table-cell table:formula="of:=SQRT(([.C11]-[.$C$24])^2+([.D11]-[.$D$24])^2+([.E11]-[.$E$24])^2+([.F11]-[.$F$24])^2+([.G11]-[.$G$24])^2)" office:value-type="float" office:value="3.60555127546399" calcext:value-type="float">
            <text:p>3.61</text:p>
          </table:table-cell>
          <table:table-cell table:formula="of:=SQRT(([.C11]-[.$C$25])^2+([.D11]-[.$D$25])^2+([.E11]-[.$E$25])^2+([.F11]-[.$F$25])^2+([.G11]-[.$G$25])^2)" office:value-type="float" office:value="3.87298334620742" calcext:value-type="float">
            <text:p>3.87</text:p>
          </table:table-cell>
          <table:table-cell/>
          <table:table-cell table:formula="of:=MIN([.I11:.K11])" office:value-type="float" office:value="3.60555127546399" calcext:value-type="float">
            <text:p>3.61</text:p>
          </table:table-cell>
          <table:table-cell table:formula="of:=CELL(&quot;address&quot;;INDEX([.I11:.K11];MATCH(MIN([.I11:.K11]);[.I11:.K11];0)))" office:value-type="string" office:string-value="$J$11" calcext:value-type="string">
            <text:p>$J$11</text:p>
          </table:table-cell>
          <table:table-cell table:formula="of:=IF(LEFT(TRIM([.N11]);2)=&quot;$K&quot;;&quot;3&quot;;IF(LEFT(TRIM([.N11]);2)=&quot;$J&quot;;&quot;2&quot;;&quot;1&quot;))" office:value-type="string" office:string-value="2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SQRT(([.C12]-[.$C$23])^2+([.D12]-[.$D$23])^2+([.E12]-[.$E$23])^2+([.F12]-[.$F$23])^2+([.G12]-[.$G$23])^2)" office:value-type="float" office:value="2.82842712474619" calcext:value-type="float">
            <text:p>2.83</text:p>
          </table:table-cell>
          <table:table-cell table:formula="of:=SQRT(([.C12]-[.$C$24])^2+([.D12]-[.$D$24])^2+([.E12]-[.$E$24])^2+([.F12]-[.$F$24])^2+([.G12]-[.$G$24])^2)" office:value-type="float" office:value="7.61577310586391" calcext:value-type="float">
            <text:p>7.62</text:p>
          </table:table-cell>
          <table:table-cell table:formula="of:=SQRT(([.C12]-[.$C$25])^2+([.D12]-[.$D$25])^2+([.E12]-[.$E$25])^2+([.F12]-[.$F$25])^2+([.G12]-[.$G$25])^2)" office:value-type="float" office:value="7.07106781186548" calcext:value-type="float">
            <text:p>7.07</text:p>
          </table:table-cell>
          <table:table-cell/>
          <table:table-cell table:formula="of:=MIN([.I12:.K12])" office:value-type="float" office:value="2.82842712474619" calcext:value-type="float">
            <text:p>2.83</text:p>
          </table:table-cell>
          <table:table-cell table:formula="of:=CELL(&quot;address&quot;;INDEX([.I12:.K12];MATCH(MIN([.I12:.K12]);[.I12:.K12];0)))" office:value-type="string" office:string-value="$I$12" calcext:value-type="string">
            <text:p>$I$12</text:p>
          </table:table-cell>
          <table:table-cell table:formula="of:=IF(LEFT(TRIM([.N12]);2)=&quot;$K&quot;;&quot;3&quot;;IF(LEFT(TRIM([.N12]);2)=&quot;$J&quot;;&quot;2&quot;;&quot;1&quot;)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QRT(([.C13]-[.$C$23])^2+([.D13]-[.$D$23])^2+([.E13]-[.$E$23])^2+([.F13]-[.$F$23])^2+([.G13]-[.$G$23])^2)" office:value-type="float" office:value="4.69041575982343" calcext:value-type="float">
            <text:p>4.69</text:p>
          </table:table-cell>
          <table:table-cell table:formula="of:=SQRT(([.C13]-[.$C$24])^2+([.D13]-[.$D$24])^2+([.E13]-[.$E$24])^2+([.F13]-[.$F$24])^2+([.G13]-[.$G$24])^2)" office:value-type="float" office:value="8.83176086632785" calcext:value-type="float">
            <text:p>8.83</text:p>
          </table:table-cell>
          <table:table-cell table:formula="of:=SQRT(([.C13]-[.$C$25])^2+([.D13]-[.$D$25])^2+([.E13]-[.$E$25])^2+([.F13]-[.$F$25])^2+([.G13]-[.$G$25])^2)" office:value-type="float" office:value="7.07106781186548" calcext:value-type="float">
            <text:p>7.07</text:p>
          </table:table-cell>
          <table:table-cell/>
          <table:table-cell table:formula="of:=MIN([.I13:.K13])" office:value-type="float" office:value="4.69041575982343" calcext:value-type="float">
            <text:p>4.69</text:p>
          </table:table-cell>
          <table:table-cell table:formula="of:=CELL(&quot;address&quot;;INDEX([.I13:.K13];MATCH(MIN([.I13:.K13]);[.I13:.K13];0)))" office:value-type="string" office:string-value="$I$13" calcext:value-type="string">
            <text:p>$I$13</text:p>
          </table:table-cell>
          <table:table-cell table:formula="of:=IF(LEFT(TRIM([.N13]);2)=&quot;$K&quot;;&quot;3&quot;;IF(LEFT(TRIM([.N13]);2)=&quot;$J&quot;;&quot;2&quot;;&quot;1&quot;)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SQRT(([.C14]-[.$C$23])^2+([.D14]-[.$D$23])^2+([.E14]-[.$E$23])^2+([.F14]-[.$F$23])^2+([.G14]-[.$G$23])^2)" office:value-type="float" office:value="6.78232998312527" calcext:value-type="float">
            <text:p>6.78</text:p>
          </table:table-cell>
          <table:table-cell table:formula="of:=SQRT(([.C14]-[.$C$24])^2+([.D14]-[.$D$24])^2+([.E14]-[.$E$24])^2+([.F14]-[.$F$24])^2+([.G14]-[.$G$24])^2)" office:value-type="float" office:value="2.82842712474619" calcext:value-type="float">
            <text:p>2.83</text:p>
          </table:table-cell>
          <table:table-cell table:formula="of:=SQRT(([.C14]-[.$C$25])^2+([.D14]-[.$D$25])^2+([.E14]-[.$E$25])^2+([.F14]-[.$F$25])^2+([.G14]-[.$G$25])^2)" office:value-type="float" office:value="3.16227766016838" calcext:value-type="float">
            <text:p>3.16</text:p>
          </table:table-cell>
          <table:table-cell/>
          <table:table-cell table:formula="of:=MIN([.I14:.K14])" office:value-type="float" office:value="2.82842712474619" calcext:value-type="float">
            <text:p>2.83</text:p>
          </table:table-cell>
          <table:table-cell table:formula="of:=CELL(&quot;address&quot;;INDEX([.I14:.K14];MATCH(MIN([.I14:.K14]);[.I14:.K14];0)))" office:value-type="string" office:string-value="$J$14" calcext:value-type="string">
            <text:p>$J$14</text:p>
          </table:table-cell>
          <table:table-cell table:formula="of:=IF(LEFT(TRIM([.N14]);2)=&quot;$K&quot;;&quot;3&quot;;IF(LEFT(TRIM([.N14]);2)=&quot;$J&quot;;&quot;2&quot;;&quot;1&quot;))" office:value-type="string" office:string-value="2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([.C15]-[.$C$23])^2+([.D15]-[.$D$23])^2+([.E15]-[.$E$23])^2+([.F15]-[.$F$23])^2+([.G15]-[.$G$23])^2)" office:value-type="float" office:value="10.1980390271856" calcext:value-type="float">
            <text:p>10.20</text:p>
          </table:table-cell>
          <table:table-cell table:formula="of:=SQRT(([.C15]-[.$C$24])^2+([.D15]-[.$D$24])^2+([.E15]-[.$E$24])^2+([.F15]-[.$F$24])^2+([.G15]-[.$G$24])^2)" office:value-type="float" office:value="5.8309518948453" calcext:value-type="float">
            <text:p>5.83</text:p>
          </table:table-cell>
          <table:table-cell table:formula="of:=SQRT(([.C15]-[.$C$25])^2+([.D15]-[.$D$25])^2+([.E15]-[.$E$25])^2+([.F15]-[.$F$25])^2+([.G15]-[.$G$25])^2)" office:value-type="float" office:value="4.24264068711929" calcext:value-type="float">
            <text:p>4.24</text:p>
          </table:table-cell>
          <table:table-cell/>
          <table:table-cell table:formula="of:=MIN([.I15:.K15])" office:value-type="float" office:value="4.24264068711929" calcext:value-type="float">
            <text:p>4.24</text:p>
          </table:table-cell>
          <table:table-cell table:formula="of:=CELL(&quot;address&quot;;INDEX([.I15:.K15];MATCH(MIN([.I15:.K15]);[.I15:.K15];0)))" office:value-type="string" office:string-value="$K$15" calcext:value-type="string">
            <text:p>$K$15</text:p>
          </table:table-cell>
          <table:table-cell table:formula="of:=IF(LEFT(TRIM([.N15]);2)=&quot;$K&quot;;&quot;3&quot;;IF(LEFT(TRIM([.N15]);2)=&quot;$J&quot;;&quot;2&quot;;&quot;1&quot;))" office:value-type="string" office:string-value="3" calcext:value-type="string">
            <text:p>3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SQRT(([.C16]-[.$C$23])^2+([.D16]-[.$D$23])^2+([.E16]-[.$E$23])^2+([.F16]-[.$F$23])^2+([.G16]-[.$G$23])^2)" office:value-type="float" office:value="6.32455532033676" calcext:value-type="float">
            <text:p>6.32</text:p>
          </table:table-cell>
          <table:table-cell table:formula="of:=SQRT(([.C16]-[.$C$24])^2+([.D16]-[.$D$24])^2+([.E16]-[.$E$24])^2+([.F16]-[.$F$24])^2+([.G16]-[.$G$24])^2)" office:value-type="float" office:value="0" calcext:value-type="float">
            <text:p>0.00</text:p>
          </table:table-cell>
          <table:table-cell table:formula="of:=SQRT(([.C16]-[.$C$25])^2+([.D16]-[.$D$25])^2+([.E16]-[.$E$25])^2+([.F16]-[.$F$25])^2+([.G16]-[.$G$25])^2)" office:value-type="float" office:value="5.47722557505166" calcext:value-type="float">
            <text:p>5.48</text:p>
          </table:table-cell>
          <table:table-cell/>
          <table:table-cell table:formula="of:=MIN([.I16:.K16])" office:value-type="float" office:value="0" calcext:value-type="float">
            <text:p>0.00</text:p>
          </table:table-cell>
          <table:table-cell table:formula="of:=CELL(&quot;address&quot;;INDEX([.I16:.K16];MATCH(MIN([.I16:.K16]);[.I16:.K16];0)))" office:value-type="string" office:string-value="$J$16" calcext:value-type="string">
            <text:p>$J$16</text:p>
          </table:table-cell>
          <table:table-cell table:formula="of:=IF(LEFT(TRIM([.N16]);2)=&quot;$K&quot;;&quot;3&quot;;IF(LEFT(TRIM([.N16]);2)=&quot;$J&quot;;&quot;2&quot;;&quot;1&quot;))" office:value-type="string" office:string-value="2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SQRT(([.C17]-[.$C$23])^2+([.D17]-[.$D$23])^2+([.E17]-[.$E$23])^2+([.F17]-[.$F$23])^2+([.G17]-[.$G$23])^2)" office:value-type="float" office:value="4.79583152331272" calcext:value-type="float">
            <text:p>4.80</text:p>
          </table:table-cell>
          <table:table-cell table:formula="of:=SQRT(([.C17]-[.$C$24])^2+([.D17]-[.$D$24])^2+([.E17]-[.$E$24])^2+([.F17]-[.$F$24])^2+([.G17]-[.$G$24])^2)" office:value-type="float" office:value="4.79583152331272" calcext:value-type="float">
            <text:p>4.80</text:p>
          </table:table-cell>
          <table:table-cell table:formula="of:=SQRT(([.C17]-[.$C$25])^2+([.D17]-[.$D$25])^2+([.E17]-[.$E$25])^2+([.F17]-[.$F$25])^2+([.G17]-[.$G$25])^2)" office:value-type="float" office:value="6.70820393249937" calcext:value-type="float">
            <text:p>6.71</text:p>
          </table:table-cell>
          <table:table-cell/>
          <table:table-cell table:formula="of:=MIN([.I17:.K17])" office:value-type="float" office:value="4.79583152331272" calcext:value-type="float">
            <text:p>4.80</text:p>
          </table:table-cell>
          <table:table-cell table:formula="of:=CELL(&quot;address&quot;;INDEX([.I17:.K17];MATCH(MIN([.I17:.K17]);[.I17:.K17];0)))" office:value-type="string" office:string-value="$I$17" calcext:value-type="string">
            <text:p>$I$17</text:p>
          </table:table-cell>
          <table:table-cell table:formula="of:=IF(LEFT(TRIM([.N17]);2)=&quot;$K&quot;;&quot;3&quot;;IF(LEFT(TRIM([.N17]);2)=&quot;$J&quot;;&quot;2&quot;;&quot;1&quot;)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SQRT(([.C18]-[.$C$23])^2+([.D18]-[.$D$23])^2+([.E18]-[.$E$23])^2+([.F18]-[.$F$23])^2+([.G18]-[.$G$23])^2)" office:value-type="float" office:value="6.92820323027551" calcext:value-type="float">
            <text:p>6.93</text:p>
          </table:table-cell>
          <table:table-cell table:formula="of:=SQRT(([.C18]-[.$C$24])^2+([.D18]-[.$D$24])^2+([.E18]-[.$E$24])^2+([.F18]-[.$F$24])^2+([.G18]-[.$G$24])^2)" office:value-type="float" office:value="5.47722557505166" calcext:value-type="float">
            <text:p>5.48</text:p>
          </table:table-cell>
          <table:table-cell table:formula="of:=SQRT(([.C18]-[.$C$25])^2+([.D18]-[.$D$25])^2+([.E18]-[.$E$25])^2+([.F18]-[.$F$25])^2+([.G18]-[.$G$25])^2)" office:value-type="float" office:value="0" calcext:value-type="float">
            <text:p>0.00</text:p>
          </table:table-cell>
          <table:table-cell/>
          <table:table-cell table:formula="of:=MIN([.I18:.K18])" office:value-type="float" office:value="0" calcext:value-type="float">
            <text:p>0.00</text:p>
          </table:table-cell>
          <table:table-cell table:formula="of:=CELL(&quot;address&quot;;INDEX([.I18:.K18];MATCH(MIN([.I18:.K18]);[.I18:.K18];0)))" office:value-type="string" office:string-value="$K$18" calcext:value-type="string">
            <text:p>$K$18</text:p>
          </table:table-cell>
          <table:table-cell table:formula="of:=IF(LEFT(TRIM([.N18]);2)=&quot;$K&quot;;&quot;3&quot;;IF(LEFT(TRIM([.N18]);2)=&quot;$J&quot;;&quot;2&quot;;&quot;1&quot;))" office:value-type="string" office:string-value="3" calcext:value-type="string">
            <text:p>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SQRT(([.C19]-[.$C$23])^2+([.D19]-[.$D$23])^2+([.E19]-[.$E$23])^2+([.F19]-[.$F$23])^2+([.G19]-[.$G$23])^2)" office:value-type="float" office:value="6.557438524302" calcext:value-type="float">
            <text:p>6.56</text:p>
          </table:table-cell>
          <table:table-cell table:formula="of:=SQRT(([.C19]-[.$C$24])^2+([.D19]-[.$D$24])^2+([.E19]-[.$E$24])^2+([.F19]-[.$F$24])^2+([.G19]-[.$G$24])^2)" office:value-type="float" office:value="5.19615242270663" calcext:value-type="float">
            <text:p>5.20</text:p>
          </table:table-cell>
          <table:table-cell table:formula="of:=SQRT(([.C19]-[.$C$25])^2+([.D19]-[.$D$25])^2+([.E19]-[.$E$25])^2+([.F19]-[.$F$25])^2+([.G19]-[.$G$25])^2)" office:value-type="float" office:value="1" calcext:value-type="float">
            <text:p>1.00</text:p>
          </table:table-cell>
          <table:table-cell/>
          <table:table-cell table:formula="of:=MIN([.I19:.K19])" office:value-type="float" office:value="1" calcext:value-type="float">
            <text:p>1.00</text:p>
          </table:table-cell>
          <table:table-cell table:formula="of:=CELL(&quot;address&quot;;INDEX([.I19:.K19];MATCH(MIN([.I19:.K19]);[.I19:.K19];0)))" office:value-type="string" office:string-value="$K$19" calcext:value-type="string">
            <text:p>$K$19</text:p>
          </table:table-cell>
          <table:table-cell table:formula="of:=IF(LEFT(TRIM([.N19]);2)=&quot;$K&quot;;&quot;3&quot;;IF(LEFT(TRIM([.N19]);2)=&quot;$J&quot;;&quot;2&quot;;&quot;1&quot;))" office:value-type="string" office:string-value="3" calcext:value-type="string">
            <text:p>3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11"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entroids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luster1</text:p>
          </table:table-cell>
          <table:table-cell office:value-type="string" calcext:value-type="string">
            <text:p>D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luster2</text:p>
          </table:table-cell>
          <table:table-cell office:value-type="string" calcext:value-type="string">
            <text:p>K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luster3</text:p>
          </table:table-cell>
          <table:table-cell office:value-type="string" calcext:value-type="string">
            <text:p>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6"/>
          <table:table-cell/>
          <table:table-cell table:style-name="ce1"/>
          <table:table-cell table:style-name="ce1" office:value-type="string" calcext:value-type="string">
            <text:p>Distances</text:p>
          </table:table-cell>
          <table:table-cell table:style-name="ce1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Iteracion 2</text:p>
          </table:table-cell>
          <table:table-cell table:style-name="ce1" office:value-type="string" calcext:value-type="string">
            <text:p>var1</text:p>
          </table:table-cell>
          <table:table-cell table:style-name="ce1" office:value-type="string" calcext:value-type="string">
            <text:p>var2</text:p>
          </table:table-cell>
          <table:table-cell table:style-name="ce1" office:value-type="string" calcext:value-type="string">
            <text:p>var3</text:p>
          </table:table-cell>
          <table:table-cell table:style-name="ce1" office:value-type="string" calcext:value-type="string">
            <text:p>var4</text:p>
          </table:table-cell>
          <table:table-cell table:style-name="ce1" office:value-type="string" calcext:value-type="string">
            <text:p>var5</text:p>
          </table:table-cell>
          <table:table-cell/>
          <table:table-cell table:style-name="ce1" office:value-type="string" calcext:value-type="string">
            <text:p>Cluster1</text:p>
          </table:table-cell>
          <table:table-cell table:style-name="ce1" office:value-type="string" calcext:value-type="string">
            <text:p>Cluster2</text:p>
          </table:table-cell>
          <table:table-cell table:style-name="ce1" office:value-type="string" calcext:value-type="string">
            <text:p>Cluster3</text:p>
          </table:table-cell>
          <table:table-cell table:style-name="Default"/>
          <table:table-cell table:style-name="ce1" office:value-type="string" calcext:value-type="string">
            <text:p>Minimo</text:p>
          </table:table-cell>
          <table:table-cell table:style-name="ce1"/>
          <table:table-cell table:style-name="Default" office:value-type="string" calcext:value-type="string">
            <text:p>Cluster Asignado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([.C30]-[.$C$47])^2+([.D30]-[.$D$47])^2+([.E30]-[.$E$47])^2+([.F30]-[.$F$47])^2+([.G30]-[.$G$47])^2)" office:value-type="float" office:value="6.40624695121879" calcext:value-type="float">
            <text:p>6.41</text:p>
          </table:table-cell>
          <table:table-cell table:formula="of:=SQRT(([.C30]-[.$C$48])^2+([.D30]-[.$D$48])^2+([.E30]-[.$E$48])^2+([.F30]-[.$F$48])^2+([.G30]-[.$G$48])^2)" office:value-type="float" office:value="7.92543374207368" calcext:value-type="float">
            <text:p>7.93</text:p>
          </table:table-cell>
          <table:table-cell table:formula="of:=SQRT(([.C30]-[.$C$49])^2+([.D30]-[.$D$49])^2+([.E30]-[.$E$49])^2+([.F30]-[.$F$49])^2+([.G30]-[.$G$49])^2)" office:value-type="float" office:value="3.88329756778952" calcext:value-type="float">
            <text:p>3.88</text:p>
          </table:table-cell>
          <table:table-cell/>
          <table:table-cell table:formula="of:=MIN([.I30:.K30])" office:value-type="float" office:value="3.88329756778952" calcext:value-type="float">
            <text:p>3.88</text:p>
          </table:table-cell>
          <table:table-cell table:formula="of:=CELL(&quot;address&quot;;INDEX([.I30:.K30];MATCH(MIN([.I30:.K30]);[.I30:.K30];0)))" office:value-type="string" office:string-value="$K$30" calcext:value-type="string">
            <text:p>$K$30</text:p>
          </table:table-cell>
          <table:table-cell table:formula="of:=IF(LEFT(TRIM([.N30]);2)=&quot;$K&quot;;&quot;3&quot;;IF(LEFT(TRIM([.N30]);2)=&quot;$J&quot;;&quot;2&quot;;&quot;1&quot;))" office:value-type="string" office:string-value="3" calcext:value-type="string">
            <text:p>3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([.C31]-[.$C$47])^2+([.D31]-[.$D$47])^2+([.E31]-[.$E$47])^2+([.F31]-[.$F$47])^2+([.G31]-[.$G$47])^2)" office:value-type="float" office:value="6.35924523823386" calcext:value-type="float">
            <text:p>6.36</text:p>
          </table:table-cell>
          <table:table-cell table:formula="of:=SQRT(([.C31]-[.$C$48])^2+([.D31]-[.$D$48])^2+([.E31]-[.$E$48])^2+([.F31]-[.$F$48])^2+([.G31]-[.$G$48])^2)" office:value-type="float" office:value="7.23273807074472" calcext:value-type="float">
            <text:p>7.23</text:p>
          </table:table-cell>
          <table:table-cell table:formula="of:=SQRT(([.C31]-[.$C$49])^2+([.D31]-[.$D$49])^2+([.E31]-[.$E$49])^2+([.F31]-[.$F$49])^2+([.G31]-[.$G$49])^2)" office:value-type="float" office:value="3.35857112474933" calcext:value-type="float">
            <text:p>3.36</text:p>
          </table:table-cell>
          <table:table-cell/>
          <table:table-cell table:formula="of:=MIN([.I31:.K31])" office:value-type="float" office:value="3.35857112474933" calcext:value-type="float">
            <text:p>3.36</text:p>
          </table:table-cell>
          <table:table-cell table:formula="of:=CELL(&quot;address&quot;;INDEX([.I31:.K31];MATCH(MIN([.I31:.K31]);[.I31:.K31];0)))" office:value-type="string" office:string-value="$K$31" calcext:value-type="string">
            <text:p>$K$31</text:p>
          </table:table-cell>
          <table:table-cell table:formula="of:=IF(LEFT(TRIM([.N31]);2)=&quot;$K&quot;;&quot;3&quot;;IF(LEFT(TRIM([.N31]);2)=&quot;$J&quot;;&quot;2&quot;;&quot;1&quot;))" office:value-type="string" office:string-value="3" calcext:value-type="string">
            <text:p>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SQRT(([.C32]-[.$C$47])^2+([.D32]-[.$D$47])^2+([.E32]-[.$E$47])^2+([.F32]-[.$F$47])^2+([.G32]-[.$G$47])^2)" office:value-type="float" office:value="3.03973683071413" calcext:value-type="float">
            <text:p>3.04</text:p>
          </table:table-cell>
          <table:table-cell table:formula="of:=SQRT(([.C32]-[.$C$48])^2+([.D32]-[.$D$48])^2+([.E32]-[.$E$48])^2+([.F32]-[.$F$48])^2+([.G32]-[.$G$48])^2)" office:value-type="float" office:value="10.1642756751281" calcext:value-type="float">
            <text:p>10.16</text:p>
          </table:table-cell>
          <table:table-cell table:formula="of:=SQRT(([.C32]-[.$C$49])^2+([.D32]-[.$D$49])^2+([.E32]-[.$E$49])^2+([.F32]-[.$F$49])^2+([.G32]-[.$G$49])^2)" office:value-type="float" office:value="9.32094415818484" calcext:value-type="float">
            <text:p>9.32</text:p>
          </table:table-cell>
          <table:table-cell/>
          <table:table-cell table:formula="of:=MIN([.I32:.K32])" office:value-type="float" office:value="3.03973683071413" calcext:value-type="float">
            <text:p>3.04</text:p>
          </table:table-cell>
          <table:table-cell table:formula="of:=CELL(&quot;address&quot;;INDEX([.I32:.K32];MATCH(MIN([.I32:.K32]);[.I32:.K32];0)))" office:value-type="string" office:string-value="$I$32" calcext:value-type="string">
            <text:p>$I$32</text:p>
          </table:table-cell>
          <table:table-cell table:formula="of:=IF(LEFT(TRIM([.N32]);2)=&quot;$K&quot;;&quot;3&quot;;IF(LEFT(TRIM([.N32]);2)=&quot;$J&quot;;&quot;2&quot;;&quot;1&quot;)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SQRT(([.C33]-[.$C$47])^2+([.D33]-[.$D$47])^2+([.E33]-[.$E$47])^2+([.F33]-[.$F$47])^2+([.G33]-[.$G$47])^2)" office:value-type="float" office:value="0.916515138991168" calcext:value-type="float">
            <text:p>0.92</text:p>
          </table:table-cell>
          <table:table-cell table:formula="of:=SQRT(([.C33]-[.$C$48])^2+([.D33]-[.$D$48])^2+([.E33]-[.$E$48])^2+([.F33]-[.$F$48])^2+([.G33]-[.$G$48])^2)" office:value-type="float" office:value="7.09313047955555" calcext:value-type="float">
            <text:p>7.09</text:p>
          </table:table-cell>
          <table:table-cell table:formula="of:=SQRT(([.C33]-[.$C$49])^2+([.D33]-[.$D$49])^2+([.E33]-[.$E$49])^2+([.F33]-[.$F$49])^2+([.G33]-[.$G$49])^2)" office:value-type="float" office:value="6.93397432934389" calcext:value-type="float">
            <text:p>6.93</text:p>
          </table:table-cell>
          <table:table-cell/>
          <table:table-cell table:formula="of:=MIN([.I33:.K33])" office:value-type="float" office:value="0.916515138991168" calcext:value-type="float">
            <text:p>0.92</text:p>
          </table:table-cell>
          <table:table-cell table:formula="of:=CELL(&quot;address&quot;;INDEX([.I33:.K33];MATCH(MIN([.I33:.K33]);[.I33:.K33];0)))" office:value-type="string" office:string-value="$I$33" calcext:value-type="string">
            <text:p>$I$33</text:p>
          </table:table-cell>
          <table:table-cell table:formula="of:=IF(LEFT(TRIM([.N33]);2)=&quot;$K&quot;;&quot;3&quot;;IF(LEFT(TRIM([.N33]);2)=&quot;$J&quot;;&quot;2&quot;;&quot;1&quot;)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([.C34]-[.$C$47])^2+([.D34]-[.$D$47])^2+([.E34]-[.$E$47])^2+([.F34]-[.$F$47])^2+([.G34]-[.$G$47])^2)" office:value-type="float" office:value="9.36162379077476" calcext:value-type="float">
            <text:p>9.36</text:p>
          </table:table-cell>
          <table:table-cell table:formula="of:=SQRT(([.C34]-[.$C$48])^2+([.D34]-[.$D$48])^2+([.E34]-[.$E$48])^2+([.F34]-[.$F$48])^2+([.G34]-[.$G$48])^2)" office:value-type="float" office:value="2.30488611432322" calcext:value-type="float">
            <text:p>2.30</text:p>
          </table:table-cell>
          <table:table-cell table:formula="of:=SQRT(([.C34]-[.$C$49])^2+([.D34]-[.$D$49])^2+([.E34]-[.$E$49])^2+([.F34]-[.$F$49])^2+([.G34]-[.$G$49])^2)" office:value-type="float" office:value="5.37401153701776" calcext:value-type="float">
            <text:p>5.37</text:p>
          </table:table-cell>
          <table:table-cell/>
          <table:table-cell table:formula="of:=MIN([.I34:.K34])" office:value-type="float" office:value="2.30488611432322" calcext:value-type="float">
            <text:p>2.30</text:p>
          </table:table-cell>
          <table:table-cell table:formula="of:=CELL(&quot;address&quot;;INDEX([.I34:.K34];MATCH(MIN([.I34:.K34]);[.I34:.K34];0)))" office:value-type="string" office:string-value="$J$34" calcext:value-type="string">
            <text:p>$J$34</text:p>
          </table:table-cell>
          <table:table-cell table:formula="of:=IF(LEFT(TRIM([.N34]);2)=&quot;$K&quot;;&quot;3&quot;;IF(LEFT(TRIM([.N34]);2)=&quot;$J&quot;;&quot;2&quot;;&quot;1&quot;))" office:value-type="string" office:string-value="2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SQRT(([.C35]-[.$C$47])^2+([.D35]-[.$D$47])^2+([.E35]-[.$E$47])^2+([.F35]-[.$F$47])^2+([.G35]-[.$G$47])^2)" office:value-type="float" office:value="6.82934843158555" calcext:value-type="float">
            <text:p>6.83</text:p>
          </table:table-cell>
          <table:table-cell table:formula="of:=SQRT(([.C35]-[.$C$48])^2+([.D35]-[.$D$48])^2+([.E35]-[.$E$48])^2+([.F35]-[.$F$48])^2+([.G35]-[.$G$48])^2)" office:value-type="float" office:value="1.95256241897666" calcext:value-type="float">
            <text:p>1.95</text:p>
          </table:table-cell>
          <table:table-cell table:formula="of:=SQRT(([.C35]-[.$C$49])^2+([.D35]-[.$D$49])^2+([.E35]-[.$E$49])^2+([.F35]-[.$F$49])^2+([.G35]-[.$G$49])^2)" office:value-type="float" office:value="3.8314488121336" calcext:value-type="float">
            <text:p>3.83</text:p>
          </table:table-cell>
          <table:table-cell/>
          <table:table-cell table:formula="of:=MIN([.I35:.K35])" office:value-type="float" office:value="1.95256241897666" calcext:value-type="float">
            <text:p>1.95</text:p>
          </table:table-cell>
          <table:table-cell table:formula="of:=CELL(&quot;address&quot;;INDEX([.I35:.K35];MATCH(MIN([.I35:.K35]);[.I35:.K35];0)))" office:value-type="string" office:string-value="$J$35" calcext:value-type="string">
            <text:p>$J$35</text:p>
          </table:table-cell>
          <table:table-cell table:formula="of:=IF(LEFT(TRIM([.N35]);2)=&quot;$K&quot;;&quot;3&quot;;IF(LEFT(TRIM([.N35]);2)=&quot;$J&quot;;&quot;2&quot;;&quot;1&quot;))" office:value-type="string" office:string-value="2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SQRT(([.C36]-[.$C$47])^2+([.D36]-[.$D$47])^2+([.E36]-[.$E$47])^2+([.F36]-[.$F$47])^2+([.G36]-[.$G$47])^2)" office:value-type="float" office:value="2.2" calcext:value-type="float">
            <text:p>2.20</text:p>
          </table:table-cell>
          <table:table-cell table:formula="of:=SQRT(([.C36]-[.$C$48])^2+([.D36]-[.$D$48])^2+([.E36]-[.$E$48])^2+([.F36]-[.$F$48])^2+([.G36]-[.$G$48])^2)" office:value-type="float" office:value="7.83022988168291" calcext:value-type="float">
            <text:p>7.83</text:p>
          </table:table-cell>
          <table:table-cell table:formula="of:=SQRT(([.C36]-[.$C$49])^2+([.D36]-[.$D$49])^2+([.E36]-[.$E$49])^2+([.F36]-[.$F$49])^2+([.G36]-[.$G$49])^2)" office:value-type="float" office:value="6.45600495662759" calcext:value-type="float">
            <text:p>6.46</text:p>
          </table:table-cell>
          <table:table-cell/>
          <table:table-cell table:formula="of:=MIN([.I36:.K36])" office:value-type="float" office:value="2.2" calcext:value-type="float">
            <text:p>2.20</text:p>
          </table:table-cell>
          <table:table-cell table:formula="of:=CELL(&quot;address&quot;;INDEX([.I36:.K36];MATCH(MIN([.I36:.K36]);[.I36:.K36];0)))" office:value-type="string" office:string-value="$I$36" calcext:value-type="string">
            <text:p>$I$36</text:p>
          </table:table-cell>
          <table:table-cell table:formula="of:=IF(LEFT(TRIM([.N36]);2)=&quot;$K&quot;;&quot;3&quot;;IF(LEFT(TRIM([.N36]);2)=&quot;$J&quot;;&quot;2&quot;;&quot;1&quot;)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QRT(([.C37]-[.$C$47])^2+([.D37]-[.$D$47])^2+([.E37]-[.$E$47])^2+([.F37]-[.$F$47])^2+([.G37]-[.$G$47])^2)" office:value-type="float" office:value="3.85227205685164" calcext:value-type="float">
            <text:p>3.85</text:p>
          </table:table-cell>
          <table:table-cell table:formula="of:=SQRT(([.C37]-[.$C$48])^2+([.D37]-[.$D$48])^2+([.E37]-[.$E$48])^2+([.F37]-[.$F$48])^2+([.G37]-[.$G$48])^2)" office:value-type="float" office:value="8.56227189477185" calcext:value-type="float">
            <text:p>8.56</text:p>
          </table:table-cell>
          <table:table-cell table:formula="of:=SQRT(([.C37]-[.$C$49])^2+([.D37]-[.$D$49])^2+([.E37]-[.$E$49])^2+([.F37]-[.$F$49])^2+([.G37]-[.$G$49])^2)" office:value-type="float" office:value="6.07289058027559" calcext:value-type="float">
            <text:p>6.07</text:p>
          </table:table-cell>
          <table:table-cell/>
          <table:table-cell table:formula="of:=MIN([.I37:.K37])" office:value-type="float" office:value="3.85227205685164" calcext:value-type="float">
            <text:p>3.85</text:p>
          </table:table-cell>
          <table:table-cell table:formula="of:=CELL(&quot;address&quot;;INDEX([.I37:.K37];MATCH(MIN([.I37:.K37]);[.I37:.K37];0)))" office:value-type="string" office:string-value="$I$37" calcext:value-type="string">
            <text:p>$I$37</text:p>
          </table:table-cell>
          <table:table-cell table:formula="of:=IF(LEFT(TRIM([.N37]);2)=&quot;$K&quot;;&quot;3&quot;;IF(LEFT(TRIM([.N37]);2)=&quot;$J&quot;;&quot;2&quot;;&quot;1&quot;)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SQRT(([.C38]-[.$C$47])^2+([.D38]-[.$D$47])^2+([.E38]-[.$E$47])^2+([.F38]-[.$F$47])^2+([.G38]-[.$G$47])^2)" office:value-type="float" office:value="6.95988505652213" calcext:value-type="float">
            <text:p>6.96</text:p>
          </table:table-cell>
          <table:table-cell table:formula="of:=SQRT(([.C38]-[.$C$48])^2+([.D38]-[.$D$48])^2+([.E38]-[.$E$48])^2+([.F38]-[.$F$48])^2+([.G38]-[.$G$48])^2)" office:value-type="float" office:value="1.82002747232013" calcext:value-type="float">
            <text:p>1.82</text:p>
          </table:table-cell>
          <table:table-cell table:formula="of:=SQRT(([.C38]-[.$C$49])^2+([.D38]-[.$D$49])^2+([.E38]-[.$E$49])^2+([.F38]-[.$F$49])^2+([.G38]-[.$G$49])^2)" office:value-type="float" office:value="4.34511219648009" calcext:value-type="float">
            <text:p>4.35</text:p>
          </table:table-cell>
          <table:table-cell/>
          <table:table-cell table:formula="of:=MIN([.I38:.K38])" office:value-type="float" office:value="1.82002747232013" calcext:value-type="float">
            <text:p>1.82</text:p>
          </table:table-cell>
          <table:table-cell table:formula="of:=CELL(&quot;address&quot;;INDEX([.I38:.K38];MATCH(MIN([.I38:.K38]);[.I38:.K38];0)))" office:value-type="string" office:string-value="$J$38" calcext:value-type="string">
            <text:p>$J$38</text:p>
          </table:table-cell>
          <table:table-cell table:formula="of:=IF(LEFT(TRIM([.N38]);2)=&quot;$K&quot;;&quot;3&quot;;IF(LEFT(TRIM([.N38]);2)=&quot;$J&quot;;&quot;2&quot;;&quot;1&quot;))" office:value-type="string" office:string-value="2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([.C39]-[.$C$47])^2+([.D39]-[.$D$47])^2+([.E39]-[.$E$47])^2+([.F39]-[.$F$47])^2+([.G39]-[.$G$47])^2)" office:value-type="float" office:value="10.1607086367044" calcext:value-type="float">
            <text:p>10.16</text:p>
          </table:table-cell>
          <table:table-cell table:formula="of:=SQRT(([.C39]-[.$C$48])^2+([.D39]-[.$D$48])^2+([.E39]-[.$E$48])^2+([.F39]-[.$F$48])^2+([.G39]-[.$G$48])^2)" office:value-type="float" office:value="3.78318648760539" calcext:value-type="float">
            <text:p>3.78</text:p>
          </table:table-cell>
          <table:table-cell table:formula="of:=SQRT(([.C39]-[.$C$49])^2+([.D39]-[.$D$49])^2+([.E39]-[.$E$49])^2+([.F39]-[.$F$49])^2+([.G39]-[.$G$49])^2)" office:value-type="float" office:value="4.82493523272593" calcext:value-type="float">
            <text:p>4.82</text:p>
          </table:table-cell>
          <table:table-cell/>
          <table:table-cell table:formula="of:=MIN([.I39:.K39])" office:value-type="float" office:value="3.78318648760539" calcext:value-type="float">
            <text:p>3.78</text:p>
          </table:table-cell>
          <table:table-cell table:formula="of:=CELL(&quot;address&quot;;INDEX([.I39:.K39];MATCH(MIN([.I39:.K39]);[.I39:.K39];0)))" office:value-type="string" office:string-value="$J$39" calcext:value-type="string">
            <text:p>$J$39</text:p>
          </table:table-cell>
          <table:table-cell table:formula="of:=IF(LEFT(TRIM([.N39]);2)=&quot;$K&quot;;&quot;3&quot;;IF(LEFT(TRIM([.N39]);2)=&quot;$J&quot;;&quot;2&quot;;&quot;1&quot;))" office:value-type="string" office:string-value="2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SQRT(([.C40]-[.$C$47])^2+([.D40]-[.$D$47])^2+([.E40]-[.$E$47])^2+([.F40]-[.$F$47])^2+([.G40]-[.$G$47])^2)" office:value-type="float" office:value="6.75573830162181" calcext:value-type="float">
            <text:p>6.76</text:p>
          </table:table-cell>
          <table:table-cell table:formula="of:=SQRT(([.C40]-[.$C$48])^2+([.D40]-[.$D$48])^2+([.E40]-[.$E$48])^2+([.F40]-[.$F$48])^2+([.G40]-[.$G$48])^2)" office:value-type="float" office:value="2.30488611432322" calcext:value-type="float">
            <text:p>2.30</text:p>
          </table:table-cell>
          <table:table-cell table:formula="of:=SQRT(([.C40]-[.$C$49])^2+([.D40]-[.$D$49])^2+([.E40]-[.$E$49])^2+([.F40]-[.$F$49])^2+([.G40]-[.$G$49])^2)" office:value-type="float" office:value="6.13840370128912" calcext:value-type="float">
            <text:p>6.14</text:p>
          </table:table-cell>
          <table:table-cell/>
          <table:table-cell table:formula="of:=MIN([.I40:.K40])" office:value-type="float" office:value="2.30488611432322" calcext:value-type="float">
            <text:p>2.30</text:p>
          </table:table-cell>
          <table:table-cell table:formula="of:=CELL(&quot;address&quot;;INDEX([.I40:.K40];MATCH(MIN([.I40:.K40]);[.I40:.K40];0)))" office:value-type="string" office:string-value="$J$40" calcext:value-type="string">
            <text:p>$J$40</text:p>
          </table:table-cell>
          <table:table-cell table:formula="of:=IF(LEFT(TRIM([.N40]);2)=&quot;$K&quot;;&quot;3&quot;;IF(LEFT(TRIM([.N40]);2)=&quot;$J&quot;;&quot;2&quot;;&quot;1&quot;))" office:value-type="string" office:string-value="2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SQRT(([.C41]-[.$C$47])^2+([.D41]-[.$D$47])^2+([.E41]-[.$E$47])^2+([.F41]-[.$F$47])^2+([.G41]-[.$G$47])^2)" office:value-type="float" office:value="5.38887743412299" calcext:value-type="float">
            <text:p>5.39</text:p>
          </table:table-cell>
          <table:table-cell table:formula="of:=SQRT(([.C41]-[.$C$48])^2+([.D41]-[.$D$48])^2+([.E41]-[.$E$48])^2+([.F41]-[.$F$48])^2+([.G41]-[.$G$48])^2)" office:value-type="float" office:value="5.8148516748065" calcext:value-type="float">
            <text:p>5.81</text:p>
          </table:table-cell>
          <table:table-cell table:formula="of:=SQRT(([.C41]-[.$C$49])^2+([.D41]-[.$D$49])^2+([.E41]-[.$E$49])^2+([.F41]-[.$F$49])^2+([.G41]-[.$G$49])^2)" office:value-type="float" office:value="7.71232779386354" calcext:value-type="float">
            <text:p>7.71</text:p>
          </table:table-cell>
          <table:table-cell/>
          <table:table-cell table:formula="of:=MIN([.I41:.K41])" office:value-type="float" office:value="5.38887743412299" calcext:value-type="float">
            <text:p>5.39</text:p>
          </table:table-cell>
          <table:table-cell table:formula="of:=CELL(&quot;address&quot;;INDEX([.I41:.K41];MATCH(MIN([.I41:.K41]);[.I41:.K41];0)))" office:value-type="string" office:string-value="$I$41" calcext:value-type="string">
            <text:p>$I$41</text:p>
          </table:table-cell>
          <table:table-cell table:formula="of:=IF(LEFT(TRIM([.N41]);2)=&quot;$K&quot;;&quot;3&quot;;IF(LEFT(TRIM([.N41]);2)=&quot;$J&quot;;&quot;2&quot;;&quot;1&quot;)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SQRT(([.C42]-[.$C$47])^2+([.D42]-[.$D$47])^2+([.E42]-[.$E$47])^2+([.F42]-[.$F$47])^2+([.G42]-[.$G$47])^2)" office:value-type="float" office:value="6.69626761711328" calcext:value-type="float">
            <text:p>6.70</text:p>
          </table:table-cell>
          <table:table-cell table:formula="of:=SQRT(([.C42]-[.$C$48])^2+([.D42]-[.$D$48])^2+([.E42]-[.$E$48])^2+([.F42]-[.$F$48])^2+([.G42]-[.$G$48])^2)" office:value-type="float" office:value="3.91311896062463" calcext:value-type="float">
            <text:p>3.91</text:p>
          </table:table-cell>
          <table:table-cell table:formula="of:=SQRT(([.C42]-[.$C$49])^2+([.D42]-[.$D$49])^2+([.E42]-[.$E$49])^2+([.F42]-[.$F$49])^2+([.G42]-[.$G$49])^2)" office:value-type="float" office:value="1.69705627484771" calcext:value-type="float">
            <text:p>1.70</text:p>
          </table:table-cell>
          <table:table-cell/>
          <table:table-cell table:formula="of:=MIN([.I42:.K42])" office:value-type="float" office:value="1.69705627484771" calcext:value-type="float">
            <text:p>1.70</text:p>
          </table:table-cell>
          <table:table-cell table:formula="of:=CELL(&quot;address&quot;;INDEX([.I42:.K42];MATCH(MIN([.I42:.K42]);[.I42:.K42];0)))" office:value-type="string" office:string-value="$K$42" calcext:value-type="string">
            <text:p>$K$42</text:p>
          </table:table-cell>
          <table:table-cell table:formula="of:=IF(LEFT(TRIM([.N42]);2)=&quot;$K&quot;;&quot;3&quot;;IF(LEFT(TRIM([.N42]);2)=&quot;$J&quot;;&quot;2&quot;;&quot;1&quot;))" office:value-type="string" office:string-value="3" calcext:value-type="string">
            <text:p>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SQRT(([.C43]-[.$C$47])^2+([.D43]-[.$D$47])^2+([.E43]-[.$E$47])^2+([.F43]-[.$F$47])^2+([.G43]-[.$G$47])^2)" office:value-type="float" office:value="6.34350061086148" calcext:value-type="float">
            <text:p>6.34</text:p>
          </table:table-cell>
          <table:table-cell table:formula="of:=SQRT(([.C43]-[.$C$48])^2+([.D43]-[.$D$48])^2+([.E43]-[.$E$48])^2+([.F43]-[.$F$48])^2+([.G43]-[.$G$48])^2)" office:value-type="float" office:value="3.71651718682963" calcext:value-type="float">
            <text:p>3.72</text:p>
          </table:table-cell>
          <table:table-cell table:formula="of:=SQRT(([.C43]-[.$C$49])^2+([.D43]-[.$D$49])^2+([.E43]-[.$E$49])^2+([.F43]-[.$F$49])^2+([.G43]-[.$G$49])^2)" office:value-type="float" office:value="1.75499287747842" calcext:value-type="float">
            <text:p>1.75</text:p>
          </table:table-cell>
          <table:table-cell/>
          <table:table-cell table:formula="of:=MIN([.I43:.K43])" office:value-type="float" office:value="1.75499287747842" calcext:value-type="float">
            <text:p>1.75</text:p>
          </table:table-cell>
          <table:table-cell table:formula="of:=CELL(&quot;address&quot;;INDEX([.I43:.K43];MATCH(MIN([.I43:.K43]);[.I43:.K43];0)))" office:value-type="string" office:string-value="$K$43" calcext:value-type="string">
            <text:p>$K$43</text:p>
          </table:table-cell>
          <table:table-cell table:formula="of:=IF(LEFT(TRIM([.N43]);2)=&quot;$K&quot;;&quot;3&quot;;IF(LEFT(TRIM([.N43]);2)=&quot;$J&quot;;&quot;2&quot;;&quot;1&quot;))" office:value-type="string" office:string-value="3" calcext:value-type="string">
            <text:p>3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11"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entroids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luster1</text:p>
          </table:table-cell>
          <table:table-cell/>
          <table:table-cell table:style-name="ce3" table:formula="of:=SUM([.C8]+[.C9]+[.C12]+[.C13]+[.C17])/5" office:value-type="float" office:value="6.2" calcext:value-type="float">
            <text:p>6.2</text:p>
          </table:table-cell>
          <table:table-cell table:style-name="ce3" table:formula="of:=SUM([.D8]+[.D9]+[.D12]+[.D13]+[.D17])/5" office:value-type="float" office:value="7.6" calcext:value-type="float">
            <text:p>7.6</text:p>
          </table:table-cell>
          <table:table-cell table:style-name="ce3" table:formula="of:=SUM([.E8]+[.E9]+[.E12]+[.E13]+[.E17])/5" office:value-type="float" office:value="6.8" calcext:value-type="float">
            <text:p>6.8</text:p>
          </table:table-cell>
          <table:table-cell table:style-name="ce3" table:formula="of:=SUM([.F8]+[.F9]+[.F12]+[.F13]+[.F17])/5" office:value-type="float" office:value="6.8" calcext:value-type="float">
            <text:p>6.8</text:p>
          </table:table-cell>
          <table:table-cell table:style-name="ce3" table:formula="of:=SUM([.G8]+[.G9]+[.G12]+[.G13]+[.G17])/5" office:value-type="float" office:value="7.4" calcext:value-type="float">
            <text:p>7.4</text:p>
          </table:table-cell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luster2</text:p>
          </table:table-cell>
          <table:table-cell/>
          <table:table-cell table:style-name="ce3" table:formula="of:=SUM([.C10]+[.C11]+[.C14]+[.C16])/4" office:value-type="float" office:value="2.25" calcext:value-type="float">
            <text:p>2.25</text:p>
          </table:table-cell>
          <table:table-cell table:style-name="ce3" table:formula="of:=SUM([.D10]+[.D11]+[.D14]+[.D16])/4" office:value-type="float" office:value="2.75" calcext:value-type="float">
            <text:p>2.75</text:p>
          </table:table-cell>
          <table:table-cell table:style-name="ce3" table:formula="of:=SUM([.E10]+[.E11]+[.E14]+[.E16])/4" office:value-type="float" office:value="5.25" calcext:value-type="float">
            <text:p>5.25</text:p>
          </table:table-cell>
          <table:table-cell table:style-name="ce3" table:formula="of:=SUM([.F10]+[.F11]+[.F14]+[.F16])/4" office:value-type="float" office:value="4.25" calcext:value-type="float">
            <text:p>4.25</text:p>
          </table:table-cell>
          <table:table-cell table:style-name="ce3" table:formula="of:=SUM([.G10]+[.G11]+[.G14]+[.G16])/4" office:value-type="float" office:value="5.25" calcext:value-type="float">
            <text:p>5.25</text:p>
          </table:table-cell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luster3</text:p>
          </table:table-cell>
          <table:table-cell/>
          <table:table-cell table:style-name="ce3" table:formula="of:=SUM([.C6]+[.C7]+[.C15]+[.C18]+[.C19])/5" office:value-type="float" office:value="4" calcext:value-type="float">
            <text:p>4</text:p>
          </table:table-cell>
          <table:table-cell table:style-name="ce3" table:formula="of:=SUM([.D6]+[.D7]+[.D15]+[.D18]+[.D19])/5" office:value-type="float" office:value="5.6" calcext:value-type="float">
            <text:p>5.6</text:p>
          </table:table-cell>
          <table:table-cell table:style-name="ce3" table:formula="of:=SUM([.E6]+[.E7]+[.E15]+[.E18]+[.E19])/5" office:value-type="float" office:value="4.4" calcext:value-type="float">
            <text:p>4.4</text:p>
          </table:table-cell>
          <table:table-cell table:style-name="ce3" table:formula="of:=SUM([.F6]+[.F7]+[.F15]+[.F18]+[.F19])/5" office:value-type="float" office:value="5" calcext:value-type="float">
            <text:p>5</text:p>
          </table:table-cell>
          <table:table-cell table:style-name="ce3" table:formula="of:=SUM([.G6]+[.G7]+[.G15]+[.G18]+[.G19])/5" office:value-type="float" office:value="2.4" calcext:value-type="float">
            <text:p>2.4</text:p>
          </table:table-cell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6"/>
          <table:table-cell/>
          <table:table-cell table:style-name="ce1"/>
          <table:table-cell table:style-name="ce1" office:value-type="string" calcext:value-type="string">
            <text:p>Distances</text:p>
          </table:table-cell>
          <table:table-cell table:style-name="ce1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Iteracion 3</text:p>
          </table:table-cell>
          <table:table-cell table:style-name="ce1" office:value-type="string" calcext:value-type="string">
            <text:p>var1</text:p>
          </table:table-cell>
          <table:table-cell table:style-name="ce1" office:value-type="string" calcext:value-type="string">
            <text:p>var2</text:p>
          </table:table-cell>
          <table:table-cell table:style-name="ce1" office:value-type="string" calcext:value-type="string">
            <text:p>var3</text:p>
          </table:table-cell>
          <table:table-cell table:style-name="ce1" office:value-type="string" calcext:value-type="string">
            <text:p>var4</text:p>
          </table:table-cell>
          <table:table-cell table:style-name="ce1" office:value-type="string" calcext:value-type="string">
            <text:p>var5</text:p>
          </table:table-cell>
          <table:table-cell/>
          <table:table-cell table:style-name="ce1" office:value-type="string" calcext:value-type="string">
            <text:p>Cluster1</text:p>
          </table:table-cell>
          <table:table-cell table:style-name="ce1" office:value-type="string" calcext:value-type="string">
            <text:p>Cluster2</text:p>
          </table:table-cell>
          <table:table-cell table:style-name="ce1" office:value-type="string" calcext:value-type="string">
            <text:p>Cluster3</text:p>
          </table:table-cell>
          <table:table-cell table:style-name="Default"/>
          <table:table-cell table:style-name="ce1" office:value-type="string" calcext:value-type="string">
            <text:p>Minimo</text:p>
          </table:table-cell>
          <table:table-cell table:style-name="ce1"/>
          <table:table-cell table:style-name="Default" office:value-type="string" calcext:value-type="string">
            <text:p>Cluster Asignado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([.C54]-[.$C$71])^2+([.D54]-[.$D$71])^2+([.E54]-[.$E$71])^2+([.F54]-[.$F$71])^2+([.G54]-[.$G$71])^2)" office:value-type="float" office:value="6.40624695121879" calcext:value-type="float">
            <text:p>6.41</text:p>
          </table:table-cell>
          <table:table-cell table:formula="of:=SQRT(([.C54]-[.$C$72])^2+([.D54]-[.$D$72])^2+([.E54]-[.$E$72])^2+([.F54]-[.$F$72])^2+([.G54]-[.$G$72])^2)" office:value-type="float" office:value="7.90948797331408" calcext:value-type="float">
            <text:p>7.91</text:p>
          </table:table-cell>
          <table:table-cell table:formula="of:=SQRT(([.C54]-[.$C$73])^2+([.D54]-[.$D$73])^2+([.E54]-[.$E$73])^2+([.F54]-[.$F$73])^2+([.G54]-[.$G$73])^2)" office:value-type="float" office:value="2.80624304008046" calcext:value-type="float">
            <text:p>2.81</text:p>
          </table:table-cell>
          <table:table-cell/>
          <table:table-cell table:formula="of:=MIN([.I54:.K54])" office:value-type="float" office:value="2.80624304008046" calcext:value-type="float">
            <text:p>2.81</text:p>
          </table:table-cell>
          <table:table-cell table:formula="of:=CELL(&quot;address&quot;;INDEX([.I54:.K54];MATCH(MIN([.I54:.K54]);[.I54:.K54];0)))" office:value-type="string" office:string-value="$K$54" calcext:value-type="string">
            <text:p>$K$54</text:p>
          </table:table-cell>
          <table:table-cell table:formula="of:=IF(LEFT(TRIM([.N54]);2)=&quot;$K&quot;;&quot;3&quot;;IF(LEFT(TRIM([.N54]);2)=&quot;$J&quot;;&quot;2&quot;;&quot;1&quot;))" office:value-type="string" office:string-value="3" calcext:value-type="string">
            <text:p>3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([.C55]-[.$C$71])^2+([.D55]-[.$D$71])^2+([.E55]-[.$E$71])^2+([.F55]-[.$F$71])^2+([.G55]-[.$G$71])^2)" office:value-type="float" office:value="6.35924523823386" calcext:value-type="float">
            <text:p>6.36</text:p>
          </table:table-cell>
          <table:table-cell table:formula="of:=SQRT(([.C55]-[.$C$72])^2+([.D55]-[.$D$72])^2+([.E55]-[.$E$72])^2+([.F55]-[.$F$72])^2+([.G55]-[.$G$72])^2)" office:value-type="float" office:value="7.20832851637604" calcext:value-type="float">
            <text:p>7.21</text:p>
          </table:table-cell>
          <table:table-cell table:formula="of:=SQRT(([.C55]-[.$C$73])^2+([.D55]-[.$D$73])^2+([.E55]-[.$E$73])^2+([.F55]-[.$F$73])^2+([.G55]-[.$G$73])^2)" office:value-type="float" office:value="2.42383992870816" calcext:value-type="float">
            <text:p>2.42</text:p>
          </table:table-cell>
          <table:table-cell/>
          <table:table-cell table:formula="of:=MIN([.I55:.K55])" office:value-type="float" office:value="2.42383992870816" calcext:value-type="float">
            <text:p>2.42</text:p>
          </table:table-cell>
          <table:table-cell table:formula="of:=CELL(&quot;address&quot;;INDEX([.I55:.K55];MATCH(MIN([.I55:.K55]);[.I55:.K55];0)))" office:value-type="string" office:string-value="$K$55" calcext:value-type="string">
            <text:p>$K$55</text:p>
          </table:table-cell>
          <table:table-cell table:formula="of:=IF(LEFT(TRIM([.N55]);2)=&quot;$K&quot;;&quot;3&quot;;IF(LEFT(TRIM([.N55]);2)=&quot;$J&quot;;&quot;2&quot;;&quot;1&quot;))" office:value-type="string" office:string-value="3" calcext:value-type="string">
            <text:p>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SQRT(([.C56]-[.$C$71])^2+([.D56]-[.$D$71])^2+([.E56]-[.$E$71])^2+([.F56]-[.$F$71])^2+([.G56]-[.$G$71])^2)" office:value-type="float" office:value="3.03973683071413" calcext:value-type="float">
            <text:p>3.04</text:p>
          </table:table-cell>
          <table:table-cell table:formula="of:=SQRT(([.C56]-[.$C$72])^2+([.D56]-[.$D$72])^2+([.E56]-[.$E$72])^2+([.F56]-[.$F$72])^2+([.G56]-[.$G$72])^2)" office:value-type="float" office:value="10.7126093926737" calcext:value-type="float">
            <text:p>10.71</text:p>
          </table:table-cell>
          <table:table-cell table:formula="of:=SQRT(([.C56]-[.$C$73])^2+([.D56]-[.$D$73])^2+([.E56]-[.$E$73])^2+([.F56]-[.$F$73])^2+([.G56]-[.$G$73])^2)" office:value-type="float" office:value="8.53668553948194" calcext:value-type="float">
            <text:p>8.54</text:p>
          </table:table-cell>
          <table:table-cell/>
          <table:table-cell table:formula="of:=MIN([.I56:.K56])" office:value-type="float" office:value="3.03973683071413" calcext:value-type="float">
            <text:p>3.04</text:p>
          </table:table-cell>
          <table:table-cell table:formula="of:=CELL(&quot;address&quot;;INDEX([.I56:.K56];MATCH(MIN([.I56:.K56]);[.I56:.K56];0)))" office:value-type="string" office:string-value="$I$56" calcext:value-type="string">
            <text:p>$I$56</text:p>
          </table:table-cell>
          <table:table-cell table:formula="of:=IF(LEFT(TRIM([.N56]);2)=&quot;$K&quot;;&quot;3&quot;;IF(LEFT(TRIM([.N56]);2)=&quot;$J&quot;;&quot;2&quot;;&quot;1&quot;)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SQRT(([.C57]-[.$C$71])^2+([.D57]-[.$D$71])^2+([.E57]-[.$E$71])^2+([.F57]-[.$F$71])^2+([.G57]-[.$G$71])^2)" office:value-type="float" office:value="0.916515138991168" calcext:value-type="float">
            <text:p>0.92</text:p>
          </table:table-cell>
          <table:table-cell table:formula="of:=SQRT(([.C57]-[.$C$72])^2+([.D57]-[.$D$72])^2+([.E57]-[.$E$72])^2+([.F57]-[.$F$72])^2+([.G57]-[.$G$72])^2)" office:value-type="float" office:value="7.66550715869472" calcext:value-type="float">
            <text:p>7.67</text:p>
          </table:table-cell>
          <table:table-cell table:formula="of:=SQRT(([.C57]-[.$C$73])^2+([.D57]-[.$D$73])^2+([.E57]-[.$E$73])^2+([.F57]-[.$F$73])^2+([.G57]-[.$G$73])^2)" office:value-type="float" office:value="6.4323401651343" calcext:value-type="float">
            <text:p>6.43</text:p>
          </table:table-cell>
          <table:table-cell/>
          <table:table-cell table:formula="of:=MIN([.I57:.K57])" office:value-type="float" office:value="0.916515138991168" calcext:value-type="float">
            <text:p>0.92</text:p>
          </table:table-cell>
          <table:table-cell table:formula="of:=CELL(&quot;address&quot;;INDEX([.I57:.K57];MATCH(MIN([.I57:.K57]);[.I57:.K57];0)))" office:value-type="string" office:string-value="$I$57" calcext:value-type="string">
            <text:p>$I$57</text:p>
          </table:table-cell>
          <table:table-cell table:formula="of:=IF(LEFT(TRIM([.N57]);2)=&quot;$K&quot;;&quot;3&quot;;IF(LEFT(TRIM([.N57]);2)=&quot;$J&quot;;&quot;2&quot;;&quot;1&quot;)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([.C58]-[.$C$71])^2+([.D58]-[.$D$71])^2+([.E58]-[.$E$71])^2+([.F58]-[.$F$71])^2+([.G58]-[.$G$71])^2)" office:value-type="float" office:value="9.36162379077476" calcext:value-type="float">
            <text:p>9.36</text:p>
          </table:table-cell>
          <table:table-cell table:formula="of:=SQRT(([.C58]-[.$C$72])^2+([.D58]-[.$D$72])^2+([.E58]-[.$E$72])^2+([.F58]-[.$F$72])^2+([.G58]-[.$G$72])^2)" office:value-type="float" office:value="1.77763888346312" calcext:value-type="float">
            <text:p>1.78</text:p>
          </table:table-cell>
          <table:table-cell table:formula="of:=SQRT(([.C58]-[.$C$73])^2+([.D58]-[.$D$73])^2+([.E58]-[.$E$73])^2+([.F58]-[.$F$73])^2+([.G58]-[.$G$73])^2)" office:value-type="float" office:value="6.47108955277239" calcext:value-type="float">
            <text:p>6.47</text:p>
          </table:table-cell>
          <table:table-cell/>
          <table:table-cell table:formula="of:=MIN([.I58:.K58])" office:value-type="float" office:value="1.77763888346312" calcext:value-type="float">
            <text:p>1.78</text:p>
          </table:table-cell>
          <table:table-cell table:formula="of:=CELL(&quot;address&quot;;INDEX([.I58:.K58];MATCH(MIN([.I58:.K58]);[.I58:.K58];0)))" office:value-type="string" office:string-value="$J$58" calcext:value-type="string">
            <text:p>$J$58</text:p>
          </table:table-cell>
          <table:table-cell table:formula="of:=IF(LEFT(TRIM([.N58]);2)=&quot;$K&quot;;&quot;3&quot;;IF(LEFT(TRIM([.N58]);2)=&quot;$J&quot;;&quot;2&quot;;&quot;1&quot;))" office:value-type="string" office:string-value="2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SQRT(([.C59]-[.$C$71])^2+([.D59]-[.$D$71])^2+([.E59]-[.$E$71])^2+([.F59]-[.$F$71])^2+([.G59]-[.$G$71])^2)" office:value-type="float" office:value="6.82934843158555" calcext:value-type="float">
            <text:p>6.83</text:p>
          </table:table-cell>
          <table:table-cell table:formula="of:=SQRT(([.C59]-[.$C$72])^2+([.D59]-[.$D$72])^2+([.E59]-[.$E$72])^2+([.F59]-[.$F$72])^2+([.G59]-[.$G$72])^2)" office:value-type="float" office:value="2.13541565040626" calcext:value-type="float">
            <text:p>2.14</text:p>
          </table:table-cell>
          <table:table-cell table:formula="of:=SQRT(([.C59]-[.$C$73])^2+([.D59]-[.$D$73])^2+([.E59]-[.$E$73])^2+([.F59]-[.$F$73])^2+([.G59]-[.$G$73])^2)" office:value-type="float" office:value="4.56891672062427" calcext:value-type="float">
            <text:p>4.57</text:p>
          </table:table-cell>
          <table:table-cell/>
          <table:table-cell table:formula="of:=MIN([.I59:.K59])" office:value-type="float" office:value="2.13541565040626" calcext:value-type="float">
            <text:p>2.14</text:p>
          </table:table-cell>
          <table:table-cell table:formula="of:=CELL(&quot;address&quot;;INDEX([.I59:.K59];MATCH(MIN([.I59:.K59]);[.I59:.K59];0)))" office:value-type="string" office:string-value="$J$59" calcext:value-type="string">
            <text:p>$J$59</text:p>
          </table:table-cell>
          <table:table-cell table:formula="of:=IF(LEFT(TRIM([.N59]);2)=&quot;$K&quot;;&quot;3&quot;;IF(LEFT(TRIM([.N59]);2)=&quot;$J&quot;;&quot;2&quot;;&quot;1&quot;))" office:value-type="string" office:string-value="2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SQRT(([.C60]-[.$C$71])^2+([.D60]-[.$D$71])^2+([.E60]-[.$E$71])^2+([.F60]-[.$F$71])^2+([.G60]-[.$G$71])^2)" office:value-type="float" office:value="2.2" calcext:value-type="float">
            <text:p>2.20</text:p>
          </table:table-cell>
          <table:table-cell table:formula="of:=SQRT(([.C60]-[.$C$72])^2+([.D60]-[.$D$72])^2+([.E60]-[.$E$72])^2+([.F60]-[.$F$72])^2+([.G60]-[.$G$72])^2)" office:value-type="float" office:value="8.26801064343776" calcext:value-type="float">
            <text:p>8.27</text:p>
          </table:table-cell>
          <table:table-cell table:formula="of:=SQRT(([.C60]-[.$C$73])^2+([.D60]-[.$D$73])^2+([.E60]-[.$E$73])^2+([.F60]-[.$F$73])^2+([.G60]-[.$G$73])^2)" office:value-type="float" office:value="5.68990333837052" calcext:value-type="float">
            <text:p>5.69</text:p>
          </table:table-cell>
          <table:table-cell/>
          <table:table-cell table:formula="of:=MIN([.I60:.K60])" office:value-type="float" office:value="2.2" calcext:value-type="float">
            <text:p>2.20</text:p>
          </table:table-cell>
          <table:table-cell table:formula="of:=CELL(&quot;address&quot;;INDEX([.I60:.K60];MATCH(MIN([.I60:.K60]);[.I60:.K60];0)))" office:value-type="string" office:string-value="$I$60" calcext:value-type="string">
            <text:p>$I$60</text:p>
          </table:table-cell>
          <table:table-cell table:formula="of:=IF(LEFT(TRIM([.N60]);2)=&quot;$K&quot;;&quot;3&quot;;IF(LEFT(TRIM([.N60]);2)=&quot;$J&quot;;&quot;2&quot;;&quot;1&quot;)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QRT(([.C61]-[.$C$71])^2+([.D61]-[.$D$71])^2+([.E61]-[.$E$71])^2+([.F61]-[.$F$71])^2+([.G61]-[.$G$71])^2)" office:value-type="float" office:value="3.85227205685164" calcext:value-type="float">
            <text:p>3.85</text:p>
          </table:table-cell>
          <table:table-cell table:formula="of:=SQRT(([.C61]-[.$C$72])^2+([.D61]-[.$D$72])^2+([.E61]-[.$E$72])^2+([.F61]-[.$F$72])^2+([.G61]-[.$G$72])^2)" office:value-type="float" office:value="8.87468309293352" calcext:value-type="float">
            <text:p>8.87</text:p>
          </table:table-cell>
          <table:table-cell table:formula="of:=SQRT(([.C61]-[.$C$73])^2+([.D61]-[.$D$73])^2+([.E61]-[.$E$73])^2+([.F61]-[.$F$73])^2+([.G61]-[.$G$73])^2)" office:value-type="float" office:value="5.03736041990247" calcext:value-type="float">
            <text:p>5.04</text:p>
          </table:table-cell>
          <table:table-cell/>
          <table:table-cell table:formula="of:=MIN([.I61:.K61])" office:value-type="float" office:value="3.85227205685164" calcext:value-type="float">
            <text:p>3.85</text:p>
          </table:table-cell>
          <table:table-cell table:formula="of:=CELL(&quot;address&quot;;INDEX([.I61:.K61];MATCH(MIN([.I61:.K61]);[.I61:.K61];0)))" office:value-type="string" office:string-value="$I$61" calcext:value-type="string">
            <text:p>$I$61</text:p>
          </table:table-cell>
          <table:table-cell table:formula="of:=IF(LEFT(TRIM([.N61]);2)=&quot;$K&quot;;&quot;3&quot;;IF(LEFT(TRIM([.N61]);2)=&quot;$J&quot;;&quot;2&quot;;&quot;1&quot;)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SQRT(([.C62]-[.$C$71])^2+([.D62]-[.$D$71])^2+([.E62]-[.$E$71])^2+([.F62]-[.$F$71])^2+([.G62]-[.$G$71])^2)" office:value-type="float" office:value="6.95988505652213" calcext:value-type="float">
            <text:p>6.96</text:p>
          </table:table-cell>
          <table:table-cell table:formula="of:=SQRT(([.C62]-[.$C$72])^2+([.D62]-[.$D$72])^2+([.E62]-[.$E$72])^2+([.F62]-[.$F$72])^2+([.G62]-[.$G$72])^2)" office:value-type="float" office:value="1.88679622641132" calcext:value-type="float">
            <text:p>1.89</text:p>
          </table:table-cell>
          <table:table-cell table:formula="of:=SQRT(([.C62]-[.$C$73])^2+([.D62]-[.$D$73])^2+([.E62]-[.$E$73])^2+([.F62]-[.$F$73])^2+([.G62]-[.$G$73])^2)" office:value-type="float" office:value="5.18411033833193" calcext:value-type="float">
            <text:p>5.18</text:p>
          </table:table-cell>
          <table:table-cell/>
          <table:table-cell table:formula="of:=MIN([.I62:.K62])" office:value-type="float" office:value="1.88679622641132" calcext:value-type="float">
            <text:p>1.89</text:p>
          </table:table-cell>
          <table:table-cell table:formula="of:=CELL(&quot;address&quot;;INDEX([.I62:.K62];MATCH(MIN([.I62:.K62]);[.I62:.K62];0)))" office:value-type="string" office:string-value="$J$62" calcext:value-type="string">
            <text:p>$J$62</text:p>
          </table:table-cell>
          <table:table-cell table:formula="of:=IF(LEFT(TRIM([.N62]);2)=&quot;$K&quot;;&quot;3&quot;;IF(LEFT(TRIM([.N62]);2)=&quot;$J&quot;;&quot;2&quot;;&quot;1&quot;))" office:value-type="string" office:string-value="2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([.C63]-[.$C$71])^2+([.D63]-[.$D$71])^2+([.E63]-[.$E$71])^2+([.F63]-[.$F$71])^2+([.G63]-[.$G$71])^2)" office:value-type="float" office:value="10.1607086367044" calcext:value-type="float">
            <text:p>10.16</text:p>
          </table:table-cell>
          <table:table-cell table:formula="of:=SQRT(([.C63]-[.$C$72])^2+([.D63]-[.$D$72])^2+([.E63]-[.$E$72])^2+([.F63]-[.$F$72])^2+([.G63]-[.$G$72])^2)" office:value-type="float" office:value="3.02654919008431" calcext:value-type="float">
            <text:p>3.03</text:p>
          </table:table-cell>
          <table:table-cell table:formula="of:=SQRT(([.C63]-[.$C$73])^2+([.D63]-[.$D$73])^2+([.E63]-[.$E$73])^2+([.F63]-[.$F$73])^2+([.G63]-[.$G$73])^2)" office:value-type="float" office:value="6.03116904090741" calcext:value-type="float">
            <text:p>6.03</text:p>
          </table:table-cell>
          <table:table-cell/>
          <table:table-cell table:formula="of:=MIN([.I63:.K63])" office:value-type="float" office:value="3.02654919008431" calcext:value-type="float">
            <text:p>3.03</text:p>
          </table:table-cell>
          <table:table-cell table:formula="of:=CELL(&quot;address&quot;;INDEX([.I63:.K63];MATCH(MIN([.I63:.K63]);[.I63:.K63];0)))" office:value-type="string" office:string-value="$J$63" calcext:value-type="string">
            <text:p>$J$63</text:p>
          </table:table-cell>
          <table:table-cell table:formula="of:=IF(LEFT(TRIM([.N63]);2)=&quot;$K&quot;;&quot;3&quot;;IF(LEFT(TRIM([.N63]);2)=&quot;$J&quot;;&quot;2&quot;;&quot;1&quot;))" office:value-type="string" office:string-value="2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SQRT(([.C64]-[.$C$71])^2+([.D64]-[.$D$71])^2+([.E64]-[.$E$71])^2+([.F64]-[.$F$71])^2+([.G64]-[.$G$71])^2)" office:value-type="float" office:value="6.75573830162181" calcext:value-type="float">
            <text:p>6.76</text:p>
          </table:table-cell>
          <table:table-cell table:formula="of:=SQRT(([.C64]-[.$C$72])^2+([.D64]-[.$D$72])^2+([.E64]-[.$E$72])^2+([.F64]-[.$F$72])^2+([.G64]-[.$G$72])^2)" office:value-type="float" office:value="2.95972971738975" calcext:value-type="float">
            <text:p>2.96</text:p>
          </table:table-cell>
          <table:table-cell table:formula="of:=SQRT(([.C64]-[.$C$73])^2+([.D64]-[.$D$73])^2+([.E64]-[.$E$73])^2+([.F64]-[.$F$73])^2+([.G64]-[.$G$73])^2)" office:value-type="float" office:value="6.77310859207203" calcext:value-type="float">
            <text:p>6.77</text:p>
          </table:table-cell>
          <table:table-cell/>
          <table:table-cell table:formula="of:=MIN([.I64:.K64])" office:value-type="float" office:value="2.95972971738975" calcext:value-type="float">
            <text:p>2.96</text:p>
          </table:table-cell>
          <table:table-cell table:formula="of:=CELL(&quot;address&quot;;INDEX([.I64:.K64];MATCH(MIN([.I64:.K64]);[.I64:.K64];0)))" office:value-type="string" office:string-value="$J$64" calcext:value-type="string">
            <text:p>$J$64</text:p>
          </table:table-cell>
          <table:table-cell table:formula="of:=IF(LEFT(TRIM([.N64]);2)=&quot;$K&quot;;&quot;3&quot;;IF(LEFT(TRIM([.N64]);2)=&quot;$J&quot;;&quot;2&quot;;&quot;1&quot;))" office:value-type="string" office:string-value="2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SQRT(([.C65]-[.$C$71])^2+([.D65]-[.$D$71])^2+([.E65]-[.$E$71])^2+([.F65]-[.$F$71])^2+([.G65]-[.$G$71])^2)" office:value-type="float" office:value="5.38887743412299" calcext:value-type="float">
            <text:p>5.39</text:p>
          </table:table-cell>
          <table:table-cell table:formula="of:=SQRT(([.C65]-[.$C$72])^2+([.D65]-[.$D$72])^2+([.E65]-[.$E$72])^2+([.F65]-[.$F$72])^2+([.G65]-[.$G$72])^2)" office:value-type="float" office:value="6.36867333123626" calcext:value-type="float">
            <text:p>6.37</text:p>
          </table:table-cell>
          <table:table-cell table:formula="of:=SQRT(([.C65]-[.$C$73])^2+([.D65]-[.$D$73])^2+([.E65]-[.$E$73])^2+([.F65]-[.$F$73])^2+([.G65]-[.$G$73])^2)" office:value-type="float" office:value="7.86606636127614" calcext:value-type="float">
            <text:p>7.87</text:p>
          </table:table-cell>
          <table:table-cell/>
          <table:table-cell table:formula="of:=MIN([.I65:.K65])" office:value-type="float" office:value="5.38887743412299" calcext:value-type="float">
            <text:p>5.39</text:p>
          </table:table-cell>
          <table:table-cell table:formula="of:=CELL(&quot;address&quot;;INDEX([.I65:.K65];MATCH(MIN([.I65:.K65]);[.I65:.K65];0)))" office:value-type="string" office:string-value="$I$65" calcext:value-type="string">
            <text:p>$I$65</text:p>
          </table:table-cell>
          <table:table-cell table:formula="of:=IF(LEFT(TRIM([.N65]);2)=&quot;$K&quot;;&quot;3&quot;;IF(LEFT(TRIM([.N65]);2)=&quot;$J&quot;;&quot;2&quot;;&quot;1&quot;)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SQRT(([.C66]-[.$C$71])^2+([.D66]-[.$D$71])^2+([.E66]-[.$E$71])^2+([.F66]-[.$F$71])^2+([.G66]-[.$G$71])^2)" office:value-type="float" office:value="6.69626761711328" calcext:value-type="float">
            <text:p>6.70</text:p>
          </table:table-cell>
          <table:table-cell table:formula="of:=SQRT(([.C66]-[.$C$72])^2+([.D66]-[.$D$72])^2+([.E66]-[.$E$72])^2+([.F66]-[.$F$72])^2+([.G66]-[.$G$72])^2)" office:value-type="float" office:value="3.68239052790439" calcext:value-type="float">
            <text:p>3.68</text:p>
          </table:table-cell>
          <table:table-cell table:formula="of:=SQRT(([.C66]-[.$C$73])^2+([.D66]-[.$D$73])^2+([.E66]-[.$E$73])^2+([.F66]-[.$F$73])^2+([.G66]-[.$G$73])^2)" office:value-type="float" office:value="2.52487623459052" calcext:value-type="float">
            <text:p>2.52</text:p>
          </table:table-cell>
          <table:table-cell/>
          <table:table-cell table:formula="of:=MIN([.I66:.K66])" office:value-type="float" office:value="2.52487623459052" calcext:value-type="float">
            <text:p>2.52</text:p>
          </table:table-cell>
          <table:table-cell table:formula="of:=CELL(&quot;address&quot;;INDEX([.I66:.K66];MATCH(MIN([.I66:.K66]);[.I66:.K66];0)))" office:value-type="string" office:string-value="$K$66" calcext:value-type="string">
            <text:p>$K$66</text:p>
          </table:table-cell>
          <table:table-cell table:formula="of:=IF(LEFT(TRIM([.N66]);2)=&quot;$K&quot;;&quot;3&quot;;IF(LEFT(TRIM([.N66]);2)=&quot;$J&quot;;&quot;2&quot;;&quot;1&quot;))" office:value-type="string" office:string-value="3" calcext:value-type="string">
            <text:p>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SQRT(([.C67]-[.$C$71])^2+([.D67]-[.$D$71])^2+([.E67]-[.$E$71])^2+([.F67]-[.$F$71])^2+([.G67]-[.$G$71])^2)" office:value-type="float" office:value="6.34350061086148" calcext:value-type="float">
            <text:p>6.34</text:p>
          </table:table-cell>
          <table:table-cell table:formula="of:=SQRT(([.C67]-[.$C$72])^2+([.D67]-[.$D$72])^2+([.E67]-[.$E$72])^2+([.F67]-[.$F$72])^2+([.G67]-[.$G$72])^2)" office:value-type="float" office:value="3.54400902933387" calcext:value-type="float">
            <text:p>3.54</text:p>
          </table:table-cell>
          <table:table-cell table:formula="of:=SQRT(([.C67]-[.$C$73])^2+([.D67]-[.$D$73])^2+([.E67]-[.$E$73])^2+([.F67]-[.$F$73])^2+([.G67]-[.$G$73])^2)" office:value-type="float" office:value="2.52487623459052" calcext:value-type="float">
            <text:p>2.52</text:p>
          </table:table-cell>
          <table:table-cell/>
          <table:table-cell table:formula="of:=MIN([.I67:.K67])" office:value-type="float" office:value="2.52487623459052" calcext:value-type="float">
            <text:p>2.52</text:p>
          </table:table-cell>
          <table:table-cell table:formula="of:=CELL(&quot;address&quot;;INDEX([.I67:.K67];MATCH(MIN([.I67:.K67]);[.I67:.K67];0)))" office:value-type="string" office:string-value="$K$67" calcext:value-type="string">
            <text:p>$K$67</text:p>
          </table:table-cell>
          <table:table-cell table:formula="of:=IF(LEFT(TRIM([.N67]);2)=&quot;$K&quot;;&quot;3&quot;;IF(LEFT(TRIM([.N67]);2)=&quot;$J&quot;;&quot;2&quot;;&quot;1&quot;))" office:value-type="string" office:string-value="3" calcext:value-type="string">
            <text:p>3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11"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entroids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luster1</text:p>
          </table:table-cell>
          <table:table-cell/>
          <table:table-cell table:style-name="ce3" table:formula="of:=SUM([.C32]+[.C33]+[.C36]+[.C37]+[.C41])/5" office:value-type="float" office:value="6.2" calcext:value-type="float">
            <text:p>6.2</text:p>
          </table:table-cell>
          <table:table-cell table:style-name="ce3" table:formula="of:=SUM([.D32]+[.D33]+[.D36]+[.D37]+[.D41])/5" office:value-type="float" office:value="7.6" calcext:value-type="float">
            <text:p>7.6</text:p>
          </table:table-cell>
          <table:table-cell table:style-name="ce3" table:formula="of:=SUM([.E32]+[.E33]+[.E36]+[.E37]+[.E41])/5" office:value-type="float" office:value="6.8" calcext:value-type="float">
            <text:p>6.8</text:p>
          </table:table-cell>
          <table:table-cell table:style-name="ce3" table:formula="of:=SUM([.F32]+[.F33]+[.F36]+[.F37]+[.F41])/5" office:value-type="float" office:value="6.8" calcext:value-type="float">
            <text:p>6.8</text:p>
          </table:table-cell>
          <table:table-cell table:style-name="ce3" table:formula="of:=SUM([.G32]+[.G33]+[.G36]+[.G37]+[.G41])/5" office:value-type="float" office:value="7.4" calcext:value-type="float">
            <text:p>7.4</text:p>
          </table:table-cell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luster2</text:p>
          </table:table-cell>
          <table:table-cell/>
          <table:table-cell table:style-name="ce3" table:formula="of:=SUM([.C34]+[.C35]+[.C38]+[.C39]+[.C40])/5" office:value-type="float" office:value="2" calcext:value-type="float">
            <text:p>2</text:p>
          </table:table-cell>
          <table:table-cell table:style-name="ce3" table:formula="of:=SUM([.D34]+[.D35]+[.D38]+[.D39]+[.D40])/5" office:value-type="float" office:value="2.6" calcext:value-type="float">
            <text:p>2.6</text:p>
          </table:table-cell>
          <table:table-cell table:style-name="ce3" table:formula="of:=SUM([.E34]+[.E35]+[.E38]+[.E39]+[.E40])/5" office:value-type="float" office:value="5" calcext:value-type="float">
            <text:p>5</text:p>
          </table:table-cell>
          <table:table-cell table:style-name="ce3" table:formula="of:=SUM([.F34]+[.F35]+[.F38]+[.F39]+[.F40])/5" office:value-type="float" office:value="4.2" calcext:value-type="float">
            <text:p>4.2</text:p>
          </table:table-cell>
          <table:table-cell table:style-name="ce3" table:formula="of:=SUM([.G34]+[.G35]+[.G38]+[.G39]+[.G40])/5" office:value-type="float" office:value="4.6" calcext:value-type="float">
            <text:p>4.6</text:p>
          </table:table-cell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luster3</text:p>
          </table:table-cell>
          <table:table-cell/>
          <table:table-cell table:style-name="ce3" table:formula="of:=SUM([.C30]+[.C31]+[.C42]+[.C43])/4" office:value-type="float" office:value="4.75" calcext:value-type="float">
            <text:p>4.75</text:p>
          </table:table-cell>
          <table:table-cell table:style-name="ce3" table:formula="of:=SUM([.D30]+[.D31]+[.D42]+[.D43])/4" office:value-type="float" office:value="6.5" calcext:value-type="float">
            <text:p>6.5</text:p>
          </table:table-cell>
          <table:table-cell table:style-name="ce3" table:formula="of:=SUM([.E30]+[.E31]+[.E42]+[.E43])/4" office:value-type="float" office:value="4.5" calcext:value-type="float">
            <text:p>4.5</text:p>
          </table:table-cell>
          <table:table-cell table:style-name="ce3" table:formula="of:=SUM([.F30]+[.F31]+[.F42]+[.F43])/4" office:value-type="float" office:value="5.25" calcext:value-type="float">
            <text:p>5.25</text:p>
          </table:table-cell>
          <table:table-cell table:style-name="ce3" table:formula="of:=SUM([.G30]+[.G31]+[.G42]+[.G43])/4" office:value-type="float" office:value="2.5" calcext:value-type="float">
            <text:p>2.5</text:p>
          </table:table-cell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6"/>
          <table:table-cell/>
          <table:table-cell table:style-name="ce1"/>
          <table:table-cell table:style-name="ce1" office:value-type="string" calcext:value-type="string">
            <text:p>Distances</text:p>
          </table:table-cell>
          <table:table-cell table:style-name="ce1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Iteracion 4</text:p>
          </table:table-cell>
          <table:table-cell table:style-name="ce1" office:value-type="string" calcext:value-type="string">
            <text:p>var1</text:p>
          </table:table-cell>
          <table:table-cell table:style-name="ce1" office:value-type="string" calcext:value-type="string">
            <text:p>var2</text:p>
          </table:table-cell>
          <table:table-cell table:style-name="ce1" office:value-type="string" calcext:value-type="string">
            <text:p>var3</text:p>
          </table:table-cell>
          <table:table-cell table:style-name="ce1" office:value-type="string" calcext:value-type="string">
            <text:p>var4</text:p>
          </table:table-cell>
          <table:table-cell table:style-name="ce1" office:value-type="string" calcext:value-type="string">
            <text:p>var5</text:p>
          </table:table-cell>
          <table:table-cell/>
          <table:table-cell table:style-name="ce1" office:value-type="string" calcext:value-type="string">
            <text:p>Cluster1</text:p>
          </table:table-cell>
          <table:table-cell table:style-name="ce1" office:value-type="string" calcext:value-type="string">
            <text:p>Cluster2</text:p>
          </table:table-cell>
          <table:table-cell table:style-name="ce1" office:value-type="string" calcext:value-type="string">
            <text:p>Cluster3</text:p>
          </table:table-cell>
          <table:table-cell table:style-name="Default"/>
          <table:table-cell table:style-name="ce1" office:value-type="string" calcext:value-type="string">
            <text:p>Minimo</text:p>
          </table:table-cell>
          <table:table-cell table:style-name="ce1"/>
          <table:table-cell table:style-name="Default" office:value-type="string" calcext:value-type="string">
            <text:p>Cluster Asignado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([.C78]-[.$C$95])^2+([.D78]-[.$D$95])^2+([.E78]-[.$E$95])^2+([.F78]-[.$F$95])^2+([.G78]-[.$G$95])^2)" office:value-type="float" office:value="6.40624695121879" calcext:value-type="float">
            <text:p>6.41</text:p>
          </table:table-cell>
          <table:table-cell table:formula="of:=SQRT(([.C78]-[.$C$96])^2+([.D78]-[.$D$96])^2+([.E78]-[.$E$96])^2+([.F78]-[.$F$96])^2+([.G78]-[.$G$96])^2)" office:value-type="float" office:value="7.90948797331408" calcext:value-type="float">
            <text:p>7.91</text:p>
          </table:table-cell>
          <table:table-cell table:formula="of:=SQRT(([.C78]-[.$C$97])^2+([.D78]-[.$D$97])^2+([.E78]-[.$E$97])^2+([.F78]-[.$F$97])^2+([.G78]-[.$G$97])^2)" office:value-type="float" office:value="2.80624304008046" calcext:value-type="float">
            <text:p>2.81</text:p>
          </table:table-cell>
          <table:table-cell/>
          <table:table-cell table:formula="of:=MIN([.I78:.K78])" office:value-type="float" office:value="2.80624304008046" calcext:value-type="float">
            <text:p>2.81</text:p>
          </table:table-cell>
          <table:table-cell table:formula="of:=CELL(&quot;address&quot;;INDEX([.I78:.K78];MATCH(MIN([.I78:.K78]);[.I78:.K78];0)))" office:value-type="string" office:string-value="$K$78" calcext:value-type="string">
            <text:p>$K$78</text:p>
          </table:table-cell>
          <table:table-cell table:formula="of:=IF(LEFT(TRIM([.N78]);2)=&quot;$K&quot;;&quot;3&quot;;IF(LEFT(TRIM([.N78]);2)=&quot;$J&quot;;&quot;2&quot;;&quot;1&quot;))" office:value-type="string" office:string-value="3" calcext:value-type="string">
            <text:p>3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([.C79]-[.$C$95])^2+([.D79]-[.$D$95])^2+([.E79]-[.$E$95])^2+([.F79]-[.$F$95])^2+([.G79]-[.$G$95])^2)" office:value-type="float" office:value="6.35924523823386" calcext:value-type="float">
            <text:p>6.36</text:p>
          </table:table-cell>
          <table:table-cell table:formula="of:=SQRT(([.C79]-[.$C$96])^2+([.D79]-[.$D$96])^2+([.E79]-[.$E$96])^2+([.F79]-[.$F$96])^2+([.G79]-[.$G$96])^2)" office:value-type="float" office:value="7.20832851637604" calcext:value-type="float">
            <text:p>7.21</text:p>
          </table:table-cell>
          <table:table-cell table:formula="of:=SQRT(([.C79]-[.$C$97])^2+([.D79]-[.$D$97])^2+([.E79]-[.$E$97])^2+([.F79]-[.$F$97])^2+([.G79]-[.$G$97])^2)" office:value-type="float" office:value="2.42383992870816" calcext:value-type="float">
            <text:p>2.42</text:p>
          </table:table-cell>
          <table:table-cell/>
          <table:table-cell table:formula="of:=MIN([.I79:.K79])" office:value-type="float" office:value="2.42383992870816" calcext:value-type="float">
            <text:p>2.42</text:p>
          </table:table-cell>
          <table:table-cell table:formula="of:=CELL(&quot;address&quot;;INDEX([.I79:.K79];MATCH(MIN([.I79:.K79]);[.I79:.K79];0)))" office:value-type="string" office:string-value="$K$79" calcext:value-type="string">
            <text:p>$K$79</text:p>
          </table:table-cell>
          <table:table-cell table:formula="of:=IF(LEFT(TRIM([.N79]);2)=&quot;$K&quot;;&quot;3&quot;;IF(LEFT(TRIM([.N79]);2)=&quot;$J&quot;;&quot;2&quot;;&quot;1&quot;))" office:value-type="string" office:string-value="3" calcext:value-type="string">
            <text:p>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SQRT(([.C80]-[.$C$95])^2+([.D80]-[.$D$95])^2+([.E80]-[.$E$95])^2+([.F80]-[.$F$95])^2+([.G80]-[.$G$95])^2)" office:value-type="float" office:value="3.03973683071413" calcext:value-type="float">
            <text:p>3.04</text:p>
          </table:table-cell>
          <table:table-cell table:formula="of:=SQRT(([.C80]-[.$C$96])^2+([.D80]-[.$D$96])^2+([.E80]-[.$E$96])^2+([.F80]-[.$F$96])^2+([.G80]-[.$G$96])^2)" office:value-type="float" office:value="10.7126093926737" calcext:value-type="float">
            <text:p>10.71</text:p>
          </table:table-cell>
          <table:table-cell table:formula="of:=SQRT(([.C80]-[.$C$97])^2+([.D80]-[.$D$97])^2+([.E80]-[.$E$97])^2+([.F80]-[.$F$97])^2+([.G80]-[.$G$97])^2)" office:value-type="float" office:value="8.53668553948194" calcext:value-type="float">
            <text:p>8.54</text:p>
          </table:table-cell>
          <table:table-cell/>
          <table:table-cell table:formula="of:=MIN([.I80:.K80])" office:value-type="float" office:value="3.03973683071413" calcext:value-type="float">
            <text:p>3.04</text:p>
          </table:table-cell>
          <table:table-cell table:formula="of:=CELL(&quot;address&quot;;INDEX([.I80:.K80];MATCH(MIN([.I80:.K80]);[.I80:.K80];0)))" office:value-type="string" office:string-value="$I$80" calcext:value-type="string">
            <text:p>$I$80</text:p>
          </table:table-cell>
          <table:table-cell table:formula="of:=IF(LEFT(TRIM([.N80]);2)=&quot;$K&quot;;&quot;3&quot;;IF(LEFT(TRIM([.N80]);2)=&quot;$J&quot;;&quot;2&quot;;&quot;1&quot;)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SQRT(([.C81]-[.$C$95])^2+([.D81]-[.$D$95])^2+([.E81]-[.$E$95])^2+([.F81]-[.$F$95])^2+([.G81]-[.$G$95])^2)" office:value-type="float" office:value="0.916515138991168" calcext:value-type="float">
            <text:p>0.92</text:p>
          </table:table-cell>
          <table:table-cell table:formula="of:=SQRT(([.C81]-[.$C$96])^2+([.D81]-[.$D$96])^2+([.E81]-[.$E$96])^2+([.F81]-[.$F$96])^2+([.G81]-[.$G$96])^2)" office:value-type="float" office:value="7.66550715869472" calcext:value-type="float">
            <text:p>7.67</text:p>
          </table:table-cell>
          <table:table-cell table:formula="of:=SQRT(([.C81]-[.$C$97])^2+([.D81]-[.$D$97])^2+([.E81]-[.$E$97])^2+([.F81]-[.$F$97])^2+([.G81]-[.$G$97])^2)" office:value-type="float" office:value="6.4323401651343" calcext:value-type="float">
            <text:p>6.43</text:p>
          </table:table-cell>
          <table:table-cell/>
          <table:table-cell table:formula="of:=MIN([.I81:.K81])" office:value-type="float" office:value="0.916515138991168" calcext:value-type="float">
            <text:p>0.92</text:p>
          </table:table-cell>
          <table:table-cell table:formula="of:=CELL(&quot;address&quot;;INDEX([.I81:.K81];MATCH(MIN([.I81:.K81]);[.I81:.K81];0)))" office:value-type="string" office:string-value="$I$81" calcext:value-type="string">
            <text:p>$I$81</text:p>
          </table:table-cell>
          <table:table-cell table:formula="of:=IF(LEFT(TRIM([.N81]);2)=&quot;$K&quot;;&quot;3&quot;;IF(LEFT(TRIM([.N81]);2)=&quot;$J&quot;;&quot;2&quot;;&quot;1&quot;)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([.C82]-[.$C$95])^2+([.D82]-[.$D$95])^2+([.E82]-[.$E$95])^2+([.F82]-[.$F$95])^2+([.G82]-[.$G$95])^2)" office:value-type="float" office:value="9.36162379077476" calcext:value-type="float">
            <text:p>9.36</text:p>
          </table:table-cell>
          <table:table-cell table:formula="of:=SQRT(([.C82]-[.$C$96])^2+([.D82]-[.$D$96])^2+([.E82]-[.$E$96])^2+([.F82]-[.$F$96])^2+([.G82]-[.$G$96])^2)" office:value-type="float" office:value="1.77763888346312" calcext:value-type="float">
            <text:p>1.78</text:p>
          </table:table-cell>
          <table:table-cell table:formula="of:=SQRT(([.C82]-[.$C$97])^2+([.D82]-[.$D$97])^2+([.E82]-[.$E$97])^2+([.F82]-[.$F$97])^2+([.G82]-[.$G$97])^2)" office:value-type="float" office:value="6.47108955277239" calcext:value-type="float">
            <text:p>6.47</text:p>
          </table:table-cell>
          <table:table-cell/>
          <table:table-cell table:formula="of:=MIN([.I82:.K82])" office:value-type="float" office:value="1.77763888346312" calcext:value-type="float">
            <text:p>1.78</text:p>
          </table:table-cell>
          <table:table-cell table:formula="of:=CELL(&quot;address&quot;;INDEX([.I82:.K82];MATCH(MIN([.I82:.K82]);[.I82:.K82];0)))" office:value-type="string" office:string-value="$J$82" calcext:value-type="string">
            <text:p>$J$82</text:p>
          </table:table-cell>
          <table:table-cell table:formula="of:=IF(LEFT(TRIM([.N82]);2)=&quot;$K&quot;;&quot;3&quot;;IF(LEFT(TRIM([.N82]);2)=&quot;$J&quot;;&quot;2&quot;;&quot;1&quot;))" office:value-type="string" office:string-value="2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SQRT(([.C83]-[.$C$95])^2+([.D83]-[.$D$95])^2+([.E83]-[.$E$95])^2+([.F83]-[.$F$95])^2+([.G83]-[.$G$95])^2)" office:value-type="float" office:value="6.82934843158555" calcext:value-type="float">
            <text:p>6.83</text:p>
          </table:table-cell>
          <table:table-cell table:formula="of:=SQRT(([.C83]-[.$C$96])^2+([.D83]-[.$D$96])^2+([.E83]-[.$E$96])^2+([.F83]-[.$F$96])^2+([.G83]-[.$G$96])^2)" office:value-type="float" office:value="2.13541565040626" calcext:value-type="float">
            <text:p>2.14</text:p>
          </table:table-cell>
          <table:table-cell table:formula="of:=SQRT(([.C83]-[.$C$97])^2+([.D83]-[.$D$97])^2+([.E83]-[.$E$97])^2+([.F83]-[.$F$97])^2+([.G83]-[.$G$97])^2)" office:value-type="float" office:value="4.56891672062427" calcext:value-type="float">
            <text:p>4.57</text:p>
          </table:table-cell>
          <table:table-cell/>
          <table:table-cell table:formula="of:=MIN([.I83:.K83])" office:value-type="float" office:value="2.13541565040626" calcext:value-type="float">
            <text:p>2.14</text:p>
          </table:table-cell>
          <table:table-cell table:formula="of:=CELL(&quot;address&quot;;INDEX([.I83:.K83];MATCH(MIN([.I83:.K83]);[.I83:.K83];0)))" office:value-type="string" office:string-value="$J$83" calcext:value-type="string">
            <text:p>$J$83</text:p>
          </table:table-cell>
          <table:table-cell table:formula="of:=IF(LEFT(TRIM([.N83]);2)=&quot;$K&quot;;&quot;3&quot;;IF(LEFT(TRIM([.N83]);2)=&quot;$J&quot;;&quot;2&quot;;&quot;1&quot;))" office:value-type="string" office:string-value="2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SQRT(([.C84]-[.$C$95])^2+([.D84]-[.$D$95])^2+([.E84]-[.$E$95])^2+([.F84]-[.$F$95])^2+([.G84]-[.$G$95])^2)" office:value-type="float" office:value="2.2" calcext:value-type="float">
            <text:p>2.20</text:p>
          </table:table-cell>
          <table:table-cell table:formula="of:=SQRT(([.C84]-[.$C$96])^2+([.D84]-[.$D$96])^2+([.E84]-[.$E$96])^2+([.F84]-[.$F$96])^2+([.G84]-[.$G$96])^2)" office:value-type="float" office:value="8.26801064343776" calcext:value-type="float">
            <text:p>8.27</text:p>
          </table:table-cell>
          <table:table-cell table:formula="of:=SQRT(([.C84]-[.$C$97])^2+([.D84]-[.$D$97])^2+([.E84]-[.$E$97])^2+([.F84]-[.$F$97])^2+([.G84]-[.$G$97])^2)" office:value-type="float" office:value="5.68990333837052" calcext:value-type="float">
            <text:p>5.69</text:p>
          </table:table-cell>
          <table:table-cell/>
          <table:table-cell table:formula="of:=MIN([.I84:.K84])" office:value-type="float" office:value="2.2" calcext:value-type="float">
            <text:p>2.20</text:p>
          </table:table-cell>
          <table:table-cell table:formula="of:=CELL(&quot;address&quot;;INDEX([.I84:.K84];MATCH(MIN([.I84:.K84]);[.I84:.K84];0)))" office:value-type="string" office:string-value="$I$84" calcext:value-type="string">
            <text:p>$I$84</text:p>
          </table:table-cell>
          <table:table-cell table:formula="of:=IF(LEFT(TRIM([.N84]);2)=&quot;$K&quot;;&quot;3&quot;;IF(LEFT(TRIM([.N84]);2)=&quot;$J&quot;;&quot;2&quot;;&quot;1&quot;)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QRT(([.C85]-[.$C$95])^2+([.D85]-[.$D$95])^2+([.E85]-[.$E$95])^2+([.F85]-[.$F$95])^2+([.G85]-[.$G$95])^2)" office:value-type="float" office:value="3.85227205685164" calcext:value-type="float">
            <text:p>3.85</text:p>
          </table:table-cell>
          <table:table-cell table:formula="of:=SQRT(([.C85]-[.$C$96])^2+([.D85]-[.$D$96])^2+([.E85]-[.$E$96])^2+([.F85]-[.$F$96])^2+([.G85]-[.$G$96])^2)" office:value-type="float" office:value="8.87468309293352" calcext:value-type="float">
            <text:p>8.87</text:p>
          </table:table-cell>
          <table:table-cell table:formula="of:=SQRT(([.C85]-[.$C$97])^2+([.D85]-[.$D$97])^2+([.E85]-[.$E$97])^2+([.F85]-[.$F$97])^2+([.G85]-[.$G$97])^2)" office:value-type="float" office:value="5.03736041990247" calcext:value-type="float">
            <text:p>5.04</text:p>
          </table:table-cell>
          <table:table-cell/>
          <table:table-cell table:formula="of:=MIN([.I85:.K85])" office:value-type="float" office:value="3.85227205685164" calcext:value-type="float">
            <text:p>3.85</text:p>
          </table:table-cell>
          <table:table-cell table:formula="of:=CELL(&quot;address&quot;;INDEX([.I85:.K85];MATCH(MIN([.I85:.K85]);[.I85:.K85];0)))" office:value-type="string" office:string-value="$I$85" calcext:value-type="string">
            <text:p>$I$85</text:p>
          </table:table-cell>
          <table:table-cell table:formula="of:=IF(LEFT(TRIM([.N85]);2)=&quot;$K&quot;;&quot;3&quot;;IF(LEFT(TRIM([.N85]);2)=&quot;$J&quot;;&quot;2&quot;;&quot;1&quot;)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SQRT(([.C86]-[.$C$95])^2+([.D86]-[.$D$95])^2+([.E86]-[.$E$95])^2+([.F86]-[.$F$95])^2+([.G86]-[.$G$95])^2)" office:value-type="float" office:value="6.95988505652213" calcext:value-type="float">
            <text:p>6.96</text:p>
          </table:table-cell>
          <table:table-cell table:formula="of:=SQRT(([.C86]-[.$C$96])^2+([.D86]-[.$D$96])^2+([.E86]-[.$E$96])^2+([.F86]-[.$F$96])^2+([.G86]-[.$G$96])^2)" office:value-type="float" office:value="1.88679622641132" calcext:value-type="float">
            <text:p>1.89</text:p>
          </table:table-cell>
          <table:table-cell table:formula="of:=SQRT(([.C86]-[.$C$97])^2+([.D86]-[.$D$97])^2+([.E86]-[.$E$97])^2+([.F86]-[.$F$97])^2+([.G86]-[.$G$97])^2)" office:value-type="float" office:value="5.18411033833193" calcext:value-type="float">
            <text:p>5.18</text:p>
          </table:table-cell>
          <table:table-cell/>
          <table:table-cell table:formula="of:=MIN([.I86:.K86])" office:value-type="float" office:value="1.88679622641132" calcext:value-type="float">
            <text:p>1.89</text:p>
          </table:table-cell>
          <table:table-cell table:formula="of:=CELL(&quot;address&quot;;INDEX([.I86:.K86];MATCH(MIN([.I86:.K86]);[.I86:.K86];0)))" office:value-type="string" office:string-value="$J$86" calcext:value-type="string">
            <text:p>$J$86</text:p>
          </table:table-cell>
          <table:table-cell table:formula="of:=IF(LEFT(TRIM([.N86]);2)=&quot;$K&quot;;&quot;3&quot;;IF(LEFT(TRIM([.N86]);2)=&quot;$J&quot;;&quot;2&quot;;&quot;1&quot;))" office:value-type="string" office:string-value="2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([.C87]-[.$C$95])^2+([.D87]-[.$D$95])^2+([.E87]-[.$E$95])^2+([.F87]-[.$F$95])^2+([.G87]-[.$G$95])^2)" office:value-type="float" office:value="10.1607086367044" calcext:value-type="float">
            <text:p>10.16</text:p>
          </table:table-cell>
          <table:table-cell table:formula="of:=SQRT(([.C87]-[.$C$96])^2+([.D87]-[.$D$96])^2+([.E87]-[.$E$96])^2+([.F87]-[.$F$96])^2+([.G87]-[.$G$96])^2)" office:value-type="float" office:value="3.02654919008431" calcext:value-type="float">
            <text:p>3.03</text:p>
          </table:table-cell>
          <table:table-cell table:formula="of:=SQRT(([.C87]-[.$C$97])^2+([.D87]-[.$D$97])^2+([.E87]-[.$E$97])^2+([.F87]-[.$F$97])^2+([.G87]-[.$G$97])^2)" office:value-type="float" office:value="6.03116904090741" calcext:value-type="float">
            <text:p>6.03</text:p>
          </table:table-cell>
          <table:table-cell/>
          <table:table-cell table:formula="of:=MIN([.I87:.K87])" office:value-type="float" office:value="3.02654919008431" calcext:value-type="float">
            <text:p>3.03</text:p>
          </table:table-cell>
          <table:table-cell table:formula="of:=CELL(&quot;address&quot;;INDEX([.I87:.K87];MATCH(MIN([.I87:.K87]);[.I87:.K87];0)))" office:value-type="string" office:string-value="$J$87" calcext:value-type="string">
            <text:p>$J$87</text:p>
          </table:table-cell>
          <table:table-cell table:formula="of:=IF(LEFT(TRIM([.N87]);2)=&quot;$K&quot;;&quot;3&quot;;IF(LEFT(TRIM([.N87]);2)=&quot;$J&quot;;&quot;2&quot;;&quot;1&quot;))" office:value-type="string" office:string-value="2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SQRT(([.C88]-[.$C$95])^2+([.D88]-[.$D$95])^2+([.E88]-[.$E$95])^2+([.F88]-[.$F$95])^2+([.G88]-[.$G$95])^2)" office:value-type="float" office:value="6.75573830162181" calcext:value-type="float">
            <text:p>6.76</text:p>
          </table:table-cell>
          <table:table-cell table:formula="of:=SQRT(([.C88]-[.$C$96])^2+([.D88]-[.$D$96])^2+([.E88]-[.$E$96])^2+([.F88]-[.$F$96])^2+([.G88]-[.$G$96])^2)" office:value-type="float" office:value="2.95972971738975" calcext:value-type="float">
            <text:p>2.96</text:p>
          </table:table-cell>
          <table:table-cell table:formula="of:=SQRT(([.C88]-[.$C$97])^2+([.D88]-[.$D$97])^2+([.E88]-[.$E$97])^2+([.F88]-[.$F$97])^2+([.G88]-[.$G$97])^2)" office:value-type="float" office:value="6.77310859207203" calcext:value-type="float">
            <text:p>6.77</text:p>
          </table:table-cell>
          <table:table-cell/>
          <table:table-cell table:formula="of:=MIN([.I88:.K88])" office:value-type="float" office:value="2.95972971738975" calcext:value-type="float">
            <text:p>2.96</text:p>
          </table:table-cell>
          <table:table-cell table:formula="of:=CELL(&quot;address&quot;;INDEX([.I88:.K88];MATCH(MIN([.I88:.K88]);[.I88:.K88];0)))" office:value-type="string" office:string-value="$J$88" calcext:value-type="string">
            <text:p>$J$88</text:p>
          </table:table-cell>
          <table:table-cell table:formula="of:=IF(LEFT(TRIM([.N88]);2)=&quot;$K&quot;;&quot;3&quot;;IF(LEFT(TRIM([.N88]);2)=&quot;$J&quot;;&quot;2&quot;;&quot;1&quot;))" office:value-type="string" office:string-value="2" calcext:value-type="string">
            <text:p>2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SQRT(([.C89]-[.$C$95])^2+([.D89]-[.$D$95])^2+([.E89]-[.$E$95])^2+([.F89]-[.$F$95])^2+([.G89]-[.$G$95])^2)" office:value-type="float" office:value="5.38887743412299" calcext:value-type="float">
            <text:p>5.39</text:p>
          </table:table-cell>
          <table:table-cell table:formula="of:=SQRT(([.C89]-[.$C$96])^2+([.D89]-[.$D$96])^2+([.E89]-[.$E$96])^2+([.F89]-[.$F$96])^2+([.G89]-[.$G$96])^2)" office:value-type="float" office:value="6.36867333123626" calcext:value-type="float">
            <text:p>6.37</text:p>
          </table:table-cell>
          <table:table-cell table:formula="of:=SQRT(([.C89]-[.$C$97])^2+([.D89]-[.$D$97])^2+([.E89]-[.$E$97])^2+([.F89]-[.$F$97])^2+([.G89]-[.$G$97])^2)" office:value-type="float" office:value="7.86606636127614" calcext:value-type="float">
            <text:p>7.87</text:p>
          </table:table-cell>
          <table:table-cell/>
          <table:table-cell table:formula="of:=MIN([.I89:.K89])" office:value-type="float" office:value="5.38887743412299" calcext:value-type="float">
            <text:p>5.39</text:p>
          </table:table-cell>
          <table:table-cell table:formula="of:=CELL(&quot;address&quot;;INDEX([.I89:.K89];MATCH(MIN([.I89:.K89]);[.I89:.K89];0)))" office:value-type="string" office:string-value="$I$89" calcext:value-type="string">
            <text:p>$I$89</text:p>
          </table:table-cell>
          <table:table-cell table:formula="of:=IF(LEFT(TRIM([.N89]);2)=&quot;$K&quot;;&quot;3&quot;;IF(LEFT(TRIM([.N89]);2)=&quot;$J&quot;;&quot;2&quot;;&quot;1&quot;))" office:value-type="string" office:string-value="1" calcext:value-type="string">
            <text:p>1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SQRT(([.C90]-[.$C$95])^2+([.D90]-[.$D$95])^2+([.E90]-[.$E$95])^2+([.F90]-[.$F$95])^2+([.G90]-[.$G$95])^2)" office:value-type="float" office:value="6.69626761711328" calcext:value-type="float">
            <text:p>6.70</text:p>
          </table:table-cell>
          <table:table-cell table:formula="of:=SQRT(([.C90]-[.$C$96])^2+([.D90]-[.$D$96])^2+([.E90]-[.$E$96])^2+([.F90]-[.$F$96])^2+([.G90]-[.$G$96])^2)" office:value-type="float" office:value="3.68239052790439" calcext:value-type="float">
            <text:p>3.68</text:p>
          </table:table-cell>
          <table:table-cell table:formula="of:=SQRT(([.C90]-[.$C$97])^2+([.D90]-[.$D$97])^2+([.E90]-[.$E$97])^2+([.F90]-[.$F$97])^2+([.G90]-[.$G$97])^2)" office:value-type="float" office:value="2.52487623459052" calcext:value-type="float">
            <text:p>2.52</text:p>
          </table:table-cell>
          <table:table-cell/>
          <table:table-cell table:formula="of:=MIN([.I90:.K90])" office:value-type="float" office:value="2.52487623459052" calcext:value-type="float">
            <text:p>2.52</text:p>
          </table:table-cell>
          <table:table-cell table:formula="of:=CELL(&quot;address&quot;;INDEX([.I90:.K90];MATCH(MIN([.I90:.K90]);[.I90:.K90];0)))" office:value-type="string" office:string-value="$K$90" calcext:value-type="string">
            <text:p>$K$90</text:p>
          </table:table-cell>
          <table:table-cell table:formula="of:=IF(LEFT(TRIM([.N90]);2)=&quot;$K&quot;;&quot;3&quot;;IF(LEFT(TRIM([.N90]);2)=&quot;$J&quot;;&quot;2&quot;;&quot;1&quot;))" office:value-type="string" office:string-value="3" calcext:value-type="string">
            <text:p>3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SQRT(([.C91]-[.$C$95])^2+([.D91]-[.$D$95])^2+([.E91]-[.$E$95])^2+([.F91]-[.$F$95])^2+([.G91]-[.$G$95])^2)" office:value-type="float" office:value="6.34350061086148" calcext:value-type="float">
            <text:p>6.34</text:p>
          </table:table-cell>
          <table:table-cell table:formula="of:=SQRT(([.C91]-[.$C$96])^2+([.D91]-[.$D$96])^2+([.E91]-[.$E$96])^2+([.F91]-[.$F$96])^2+([.G91]-[.$G$96])^2)" office:value-type="float" office:value="3.54400902933387" calcext:value-type="float">
            <text:p>3.54</text:p>
          </table:table-cell>
          <table:table-cell table:formula="of:=SQRT(([.C91]-[.$C$97])^2+([.D91]-[.$D$97])^2+([.E91]-[.$E$97])^2+([.F91]-[.$F$97])^2+([.G91]-[.$G$97])^2)" office:value-type="float" office:value="2.52487623459052" calcext:value-type="float">
            <text:p>2.52</text:p>
          </table:table-cell>
          <table:table-cell/>
          <table:table-cell table:formula="of:=MIN([.I91:.K91])" office:value-type="float" office:value="2.52487623459052" calcext:value-type="float">
            <text:p>2.52</text:p>
          </table:table-cell>
          <table:table-cell table:formula="of:=CELL(&quot;address&quot;;INDEX([.I91:.K91];MATCH(MIN([.I91:.K91]);[.I91:.K91];0)))" office:value-type="string" office:string-value="$K$91" calcext:value-type="string">
            <text:p>$K$91</text:p>
          </table:table-cell>
          <table:table-cell table:formula="of:=IF(LEFT(TRIM([.N91]);2)=&quot;$K&quot;;&quot;3&quot;;IF(LEFT(TRIM([.N91]);2)=&quot;$J&quot;;&quot;2&quot;;&quot;1&quot;))" office:value-type="string" office:string-value="3" calcext:value-type="string">
            <text:p>3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ce11"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entroids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luster1</text:p>
          </table:table-cell>
          <table:table-cell/>
          <table:table-cell table:style-name="ce3" table:formula="of:=SUM([.C56]+[.C57]+[.C60]+[.C61]+[.C65])/5" office:value-type="float" office:value="6.2" calcext:value-type="float">
            <text:p>6.2</text:p>
          </table:table-cell>
          <table:table-cell table:style-name="ce3" table:formula="of:=SUM([.D56]+[.D57]+[.D60]+[.D61]+[.D65])/5" office:value-type="float" office:value="7.6" calcext:value-type="float">
            <text:p>7.6</text:p>
          </table:table-cell>
          <table:table-cell table:style-name="ce3" table:formula="of:=SUM([.E56]+[.E57]+[.E60]+[.E61]+[.E65])/5" office:value-type="float" office:value="6.8" calcext:value-type="float">
            <text:p>6.8</text:p>
          </table:table-cell>
          <table:table-cell table:style-name="ce3" table:formula="of:=SUM([.F56]+[.F57]+[.F60]+[.F61]+[.F65])/5" office:value-type="float" office:value="6.8" calcext:value-type="float">
            <text:p>6.8</text:p>
          </table:table-cell>
          <table:table-cell table:style-name="ce3" table:formula="of:=SUM([.G56]+[.G57]+[.G60]+[.G61]+[.G65])/5" office:value-type="float" office:value="7.4" calcext:value-type="float">
            <text:p>7.4</text:p>
          </table:table-cell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luster2</text:p>
          </table:table-cell>
          <table:table-cell/>
          <table:table-cell table:style-name="ce3" table:formula="of:=SUM([.C58]+[.C59]+[.C62]+[.C63]+[.C64])/5" office:value-type="float" office:value="2" calcext:value-type="float">
            <text:p>2</text:p>
          </table:table-cell>
          <table:table-cell table:style-name="ce3" table:formula="of:=SUM([.D58]+[.D59]+[.D62]+[.D63]+[.D64])/5" office:value-type="float" office:value="2.6" calcext:value-type="float">
            <text:p>2.6</text:p>
          </table:table-cell>
          <table:table-cell table:style-name="ce3" table:formula="of:=SUM([.E58]+[.E59]+[.E62]+[.E63]+[.E64])/5" office:value-type="float" office:value="5" calcext:value-type="float">
            <text:p>5</text:p>
          </table:table-cell>
          <table:table-cell table:style-name="ce3" table:formula="of:=SUM([.F58]+[.F59]+[.F62]+[.F63]+[.F64])/5" office:value-type="float" office:value="4.2" calcext:value-type="float">
            <text:p>4.2</text:p>
          </table:table-cell>
          <table:table-cell table:style-name="ce3" table:formula="of:=SUM([.G58]+[.G59]+[.G62]+[.G63]+[.G64])/5" office:value-type="float" office:value="4.6" calcext:value-type="float">
            <text:p>4.6</text:p>
          </table:table-cell>
          <table:table-cell/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luster3</text:p>
          </table:table-cell>
          <table:table-cell/>
          <table:table-cell table:style-name="ce3" table:formula="of:=SUM([.C54]+[.C55]+[.C66]+[.C67])/4" office:value-type="float" office:value="4.75" calcext:value-type="float">
            <text:p>4.75</text:p>
          </table:table-cell>
          <table:table-cell table:style-name="ce3" table:formula="of:=SUM([.D54]+[.D55]+[.D66]+[.D67])/4" office:value-type="float" office:value="6.5" calcext:value-type="float">
            <text:p>6.5</text:p>
          </table:table-cell>
          <table:table-cell table:style-name="ce3" table:formula="of:=SUM([.E54]+[.E55]+[.E66]+[.E67])/4" office:value-type="float" office:value="4.5" calcext:value-type="float">
            <text:p>4.5</text:p>
          </table:table-cell>
          <table:table-cell table:style-name="ce3" table:formula="of:=SUM([.F54]+[.F55]+[.F66]+[.F67])/4" office:value-type="float" office:value="5.25" calcext:value-type="float">
            <text:p>5.25</text:p>
          </table:table-cell>
          <table:table-cell table:style-name="ce3" table:formula="of:=SUM([.G54]+[.G55]+[.G66]+[.G67])/4" office:value-type="float" office:value="2.5" calcext:value-type="float">
            <text:p>2.5</text:p>
          </table:table-cell>
          <table:table-cell/>
          <table:table-cell table:style-name="Default" table:number-columns-repeated="5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00/00/00</text:date>, <text:time style:data-style-name="N2" text:time-value="15:52:54.538838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12:39:34.353059604</meta:creation-date>
    <dc:date>2020-06-07T21:01:55.392848102</dc:date>
    <meta:editing-duration>PT1H14M21S</meta:editing-duration>
    <meta:editing-cycles>6</meta:editing-cycles>
    <meta:generator>LibreOffice/6.4.4.2$Linux_X86_64 LibreOffice_project/40$Build-2</meta:generator>
    <meta:document-statistic meta:table-count="1" meta:cell-count="799" meta:object-count="0"/>
  </office:meta>
</office:document-meta>
</file>